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style="italic"/>
    </style:style>
    <style:style style:name="P4" style:family="paragraph" style:parent-style-name="Standard">
      <style:text-properties fo:font-style="italic" fo:font-weight="bold"/>
    </style:style>
    <style:style style:name="P5" style:family="paragraph" style:parent-style-name="Standard">
      <style:text-properties style:text-line-through-style="solid"/>
    </style:style>
    <style:style style:name="P6" style:family="paragraph" style:parent-style-name="Standard">
      <style:text-properties officeooo:paragraph-rsid="00072b85"/>
    </style:style>
    <style:style style:name="P7" style:family="paragraph" style:parent-style-name="Standard">
      <style:text-properties officeooo:paragraph-rsid="0009078d"/>
    </style:style>
    <style:style style:name="P8" style:family="paragraph" style:parent-style-name="Standard">
      <style:paragraph-properties fo:break-before="page"/>
      <style:text-properties fo:font-weight="bold"/>
    </style:style>
    <style:style style:name="P9" style:family="paragraph" style:parent-style-name="Standard">
      <style:paragraph-properties fo:break-before="page"/>
      <style:text-properties fo:font-style="italic"/>
    </style:style>
    <style:style style:name="P10" style:family="paragraph" style:parent-style-name="Standard">
      <style:text-properties fo:font-weight="bold"/>
    </style:style>
    <style:style style:name="P11" style:family="paragraph" style:parent-style-name="Standard">
      <style:text-properties fo:font-weight="bold" officeooo:paragraph-rsid="00072b85"/>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tyle="italic"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officeooo:rsid="0009078d"/>
    </style:style>
    <style:style style:name="T8" style:family="text">
      <style:text-properties officeooo:rsid="000a20d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ection text:style-name="Sect1" text:name="magicdomid3">
        <text:p text:style-name="Standard"> </text:p>
      </text:section>
      <text:section text:style-name="Sect1" text:name="magicdomid4">
        <text:p text:style-name="Standard"><text:span text:style-name="T1">webstek                    </text:span>www.bessst.be</text:p>
      </text:section>
      <text:section text:style-name="Sect1" text:name="magicdomid5">
        <text:p text:style-name="Standard"><text:span text:style-name="T1">slogan                       </text:span>from Brussels all the bessst</text:p>
      </text:section>
      <text:section text:style-name="Sect1" text:name="magicdomid6">
        <text:p text:style-name="Standard"> </text:p>
      </text:section>
      <text:section text:style-name="Sect1" text:name="magicdomid7">
        <text:p text:style-name="Standard"> </text:p>
      </text:section>
      <text:section text:style-name="Sect1" text:name="magicdomid8">
        <text:p text:style-name="Standard"> </text:p>
      </text:section>
      <text:section text:style-name="Sect1" text:name="magicdomid9">
        <text:h text:style-name="Heading_20_1" text:outline-level="1"><text:span text:style-name="T1">wat is </text:span><text:span text:style-name="T3">bessst</text:span><text:span text:style-name="T1">?</text:span></text:h>
      </text:section>
      <text:section text:style-name="Sect1" text:name="magicdomid10">
        <text:p text:style-name="Standard"> </text:p>
      </text:section>
      <text:section text:style-name="Sect1" text:name="magicdomid11">
        <text:h text:style-name="Heading_20_2" text:outline-level="2">wat?</text:h>
      </text:section>
      <text:section text:style-name="Sect1" text:name="magicdomid12">
        <text:p text:style-name="Standard"> </text:p>
      </text:section>
      <text:section text:style-name="Sect1" text:name="magicdomid13">
        <text:p text:style-name="Standard"><text:span text:style-name="T2">bessst </text:span>is een erfgoedgemeenschap, een praktijkgemeenschap van <text:span text:style-name="T5">stiltebe­mid­delaars</text:span> (link naar glossarium) in Brussel. <text:span text:style-name="T2">bessst</text:span> staat voor brussel, erfgoed, stilte.</text:p>
      </text:section>
      <text:section text:style-name="Sect1" text:name="magicdomid14">
        <text:p text:style-name="Standard"/>
      </text:section>
      <text:section text:style-name="Sect1" text:name="magicdomid15">
        <text:p text:style-name="Standard">Opzet is om mensen bij elkaar te brengen die een praktijk ontwikkelen of willen opzetten rond stilte- en rust­bele­ving in de stad. Concreet, in levende lijve of digitaal.</text:p>
      </text:section>
      <text:section text:style-name="Sect1" text:name="magicdomid16">
        <text:p text:style-name="Standard"/>
      </text:section>
      <text:section text:style-name="Sect1" text:name="magicdomid17">
        <text:p text:style-name="Standard"><text:span text:style-name="T2">bessst helpt </text:span>stiltebemiddelaars hun project op te zetten of in verbinding te brengen met anderen. <text:span text:style-name="T2">bessst</text:span> wil deze projecten inhoudelijk versterken en meer zichtbaarheid geven. </text:p>
      </text:section>
      <text:section text:style-name="Sect1" text:name="magicdomid18">
        <text:p text:style-name="Standard"/>
      </text:section>
      <text:section text:style-name="Sect1" text:name="magicdomid19">
        <text:p text:style-name="Standard"><text:span text:style-name="T2">bessst</text:span> beoogt vooral projecten en activiteiten in de luwte waarbij de wisselwerking tussen de beleving van erfgoedwaar­den, ar­tis­tieke expressie en maat­schappelijke betrokkenheid centraal staan.</text:p>
      </text:section>
      <text:section text:style-name="Sect1" text:name="magicdomid20">
        <text:p text:style-name="Standard"/>
      </text:section>
      <text:section text:style-name="Sect1" text:name="magicdomid21">
        <text:p text:style-name="Standard">Elke stiltebemiddelaar draagt op een eigen manier bij aan stilte- en rustbeleving in de stad en maakt de verbinding met de stadsbewoners en -bezoekers. De specifieke <text:span text:style-name="T2">bessst</text:span>-benadering biedt de kans om projecten op te zetten die anders niet mogelijk zouden zijn.</text:p>
      </text:section>
      <text:section text:style-name="Sect1" text:name="magicdomid22">
        <text:p text:style-name="Standard"/>
      </text:section>
      <text:section text:style-name="Sect1" text:name="magicdomid23">
        <text:p text:style-name="Standard"><text:span text:style-name="T2">bessst</text:span> biedt een kader om concrete stilte- en rust­ini­tiatieven te be­vorderen en uit te werken: in­hou­delijk, or­ganisa­to­risch, me­thodolo­gisch. In stilte komt diversiteit thuis, wordt creati­vi­teit gevoed en krijgt het verleden opnieuw betekenis en aandacht in het leven van alle­dag.</text:p>
      </text:section>
      <text:section text:style-name="Sect1" text:name="magicdomid24">
        <text:p text:style-name="Standard"/>
      </text:section>
      <text:section text:style-name="Sect1" text:name="magicdomid25">
        <text:p text:style-name="Standard"/>
      </text:section>
      <text:section text:style-name="Sect1" text:name="magicdomid26">
        <text:p text:style-name="Standard"><text:span text:style-name="T3">knop </text:span><text:span text:style-name="T1">visie</text:span> <text:span text:style-name="T3">voor doorklik naar extra pagina onder ‘wat is besssst’</text:span></text:p>
      </text:section>
      <text:section text:style-name="Sect1" text:name="magicdomid27">
        <text:p text:style-name="Standard"/>
      </text:section>
      <text:section text:style-name="Sect1" text:name="magicdomid28">
        <text:p text:style-name="Standard">De laatste jaren groeit het besef dat stilte en rust een heilzame werking hebben op de mens en zijn omgeving. Stilte en rust zijn zelfs ­nood­zakelijk voor leefkwaliteit, zo blijkt uit weten­schap­pelijk onderzoek. Te midden van een samenleving die vooral gericht is op productie, consumptie en versnelling bieden stilte en rust ruimte voor waarden die verdieping en ont­moeting mogelijk maken. </text:p>
      </text:section>
      <text:section text:style-name="Sect1" text:name="magicdomid29">
        <text:p text:style-name="Standard"/>
      </text:section>
      <text:section text:style-name="Sect1" text:name="magicdomid30">
        <text:p text:style-name="Standard">Stilte- en rustbeleving dragen bij tot een nieuwe visie op de stad en het leven van alledag. Ze boort als het ware een ‘poëtische laag’ aan, een vaak verborgen, veronachtzaamde dimensie binnen de wer­kelijkheid die erg levenskrachtig kan zijn.</text:p>
      </text:section>
      <text:section text:style-name="Sect1" text:name="magicdomid31">
        <text:p text:style-name="Standard">Als je open staat en stil bent in jezelf, kun je makkelijker omgaan met de vele gedaan­tes van de stad. Soms ontdek je dan onvermoede mogelijk­heden binnen de bestaande, vaak weerbarstige werkelijkheid.</text:p>
      </text:section>
      <text:section text:style-name="Sect1" text:name="magicdomid32">
        <text:p text:style-name="Standard"/>
      </text:section>
      <text:section text:style-name="Sect1" text:name="magicdomid33">
        <text:p text:style-name="Standard"><text:span text:style-name="T2">bessst </text:span>wil nagaan wat de betekenis en de maatschappelijke bele­ving van ‘stilte als erfgoed’ vandaag <text:soft-page-break/>zoal kán zijn. Stilte en rust dragen in de eerste plaats bij tot een duurzame, ge­deelde leefkwaliteit. In een grootstad als Brussel staat die erg onder druk. Stilte verbindt mensen met de eenvoud van de dingen, met het tijdloze, met alles wat on­­ver­vang­baar en onbe­taalbaar is.</text:p>
      </text:section>
      <text:section text:style-name="Sect1" text:name="magicdomid34">
        <text:p text:style-name="Standard"/>
      </text:section>
      <text:section text:style-name="Sect1" text:name="magicdomid35">
        <text:p text:style-name="Standard">Een bedachtzame stilte- en rustwerking maakt ook de onderstroom voelbaar van innerlijke stilte die mensen verbindt over historisch gegroeide levensbeschouwelijke en et­ni­sch-cul­turele ver­schillen heen. Velen – ook jongeren – blij­ken hiertoe aangespro­ken. Aandacht en luisterbereidheid, met respect voor ieders ei­gen­heid en waardepatroon, dra­gen bovendien bij tot een meer kwaliteitsvolle omgang tus­sen individuen en gemeenschappen.</text:p>
      </text:section>
      <text:section text:style-name="Sect1" text:name="magicdomid36">
        <text:p text:style-name="Standard"/>
      </text:section>
      <text:section text:style-name="Sect1" text:name="magicdomid37">
        <text:p text:style-name="Standard"/>
      </text:section>
      <text:section text:style-name="Sect1" text:name="magicdomid38">
        <text:h text:style-name="Heading_20_2" text:outline-level="2">met wie?</text:h>
      </text:section>
      <text:section text:style-name="Sect1" text:name="magicdomid39">
        <text:p text:style-name="Standard"/>
      </text:section>
      <text:section text:style-name="Sect1" text:name="magicdomid40">
        <text:p text:style-name="Standard"><text:span text:style-name="T2">bessst</text:span> brengt in de eerste plaats <text:span text:style-name="T5">stiltebe­mid­delaars</text:span> (link naar glossarium) samen, die praktijken ontwikkelen of willen opzetten rond stilte- en rust­bele­ving in de stad.</text:p>
      </text:section>
      <text:section text:style-name="Sect1" text:name="magicdomid41">
        <text:p text:style-name="Standard">Deze stiltebemiddelaars vormen de noodzake­lijke scha­kel naar het brede pu­bliek toe. Als beleidsverantwoordelijke of ambte­naar kunnen ze bin­nen een welbe­paald beleidsdomein met stilte, rust en ruimte aan de slag zijn. Ze kunnen ook actief zijn – pro­fessioneel of vrij­willig – binnen so­ciaal-cul­turele organisaties, verenigingen, vormings­in­stellingen, bedrijven of burger­ini­tiatieven. Samen vormen zij de <text:span text:style-name="T4">bessst </text:span><text:span text:style-name="T5">community</text:span> (link naar glossarium).</text:p>
      </text:section>
      <text:section text:style-name="Sect1" text:name="magicdomid42">
        <text:p text:style-name="Standard"/>
      </text:section>
      <text:section text:style-name="Sect1" text:name="magicdomid43">
        <text:p text:style-name="Standard"><text:span text:style-name="T1">stiltebemiddelaars </text:span>(met doorklik naar websites van partners)</text:p>
      </text:section>
      <text:section text:style-name="Sect1" text:name="magicdomid44">
        <text:p text:style-name="Standard">- Gemeenschapscentra Brussel</text:p>
      </text:section>
      <text:section text:style-name="Sect1" text:name="magicdomid45">
        <text:p text:style-name="Standard">- Citizenne vzw</text:p>
      </text:section>
      <text:section text:style-name="Sect1" text:name="magicdomid46">
        <text:p text:style-name="Standard">- QO2</text:p>
      </text:section>
      <text:section text:style-name="Sect1" text:name="magicdomid47">
        <text:p text:style-name="Standard">- Constant vzw</text:p>
      </text:section>
      <text:section text:style-name="Sect1" text:name="magicdomid48">
        <text:p text:style-name="Standard">- Brukselbinnenstebuiten vzw</text:p>
      </text:section>
      <text:section text:style-name="Sect1" text:name="magicdomid49">
        <text:p text:style-name="Standard">- Trage Wegen vzw</text:p>
      </text:section>
      <text:section text:style-name="Sect1" text:name="magicdomid50">
        <text:p text:style-name="P6">- De Buren</text:p>
        <text:p text:style-name="P6"/>
        <text:p text:style-name="P11"/>
        <text:p text:style-name="P11">Partners</text:p>
      </text:section>
      <text:section text:style-name="Sect1" text:name="magicdomid56">
        <text:p text:style-name="Standard"/>
      </text:section>
      <text:section text:style-name="Sect1" text:name="magicdomid57">
        <text:p text:style-name="P1">Waerbeke</text:p>
      </text:section>
      <text:section text:style-name="Sect1" text:name="magicdomid58">
        <text:p text:style-name="Standard">Waerbeke, de sociaal-culturele beweging rond stilte en leefkwaliteit, en de Vlaamse Gemeenschapscommissie ondersteunen dit project.</text:p>
      </text:section>
      <text:section text:style-name="Sect1" text:name="magicdomid59">
        <text:p text:style-name="Standard"/>
      </text:section>
      <text:section text:style-name="Sect1" text:name="magicdomid60">
        <text:p text:style-name="P1">Vlaamse Gemeenschapscommissie</text:p>
      </text:section>
      <text:section text:style-name="Sect1" text:name="magicdomid61">
        <text:p text:style-name="Standard"><text:span text:style-name="T2">bessst</text:span> kadert in de Beleidsnota 2009 van Brussels staatssecretaris Bruno De Lille, collegelid van de Vlaamse Gemeenschapscommissie in Brussel voor Cultuur, Jeugd, Sport en Ambtenarenzaken.</text:p>
      </text:section>
      <text:section text:style-name="Sect1" text:name="magicdomid62">
        <text:p text:style-name="Standard"/>
      </text:section>
      <text:section text:style-name="Sect1" text:name="magicdomid63">
        <text:p text:style-name="Standard">“<text:span text:style-name="T2">Binnen het immaterieel erfgoed wil ik een sterk accent leggen op het talige erfgoed en</text:span></text:p>
      </text:section>
      <text:section text:style-name="Sect1" text:name="magicdomid64">
        <text:p text:style-name="P3">op stilte als uiting van ontastbaar erfgoed. Het is mijn overtuiging dat de stilteplekken in de stad het verdienen om goed te worden beheerd en gekoesterd.”</text:p>
      </text:section>
      <text:section text:style-name="Sect1" text:name="magicdomid65">
        <text:p text:style-name="Standard"/>
      </text:section>
      <text:section text:style-name="Sect1" text:name="magicdomid66">
        <text:p text:style-name="Standard">Soms wordt hiertoe ook wel de notie <text:span text:style-name="T2">bessst</text:span>-atlas (link naar glossarium) gebruikt. Dit staatvoor de verzameling van alle personen, plekken en praktijken rond stilte en leefkwaliteit in Brussel, met <text:soft-page-break/>aandacht voor het historische, de erfgoedcomponent, mythische aspecten, buurtleven, verhalen, interculturele dialoog en tradities… Deze <text:span text:style-name="T2">bessst-atlas</text:span> wordt niet in de vorm van een geokaart uitgebracht.</text:p>
      </text:section>
      <text:section text:style-name="Sect1" text:name="magicdomid67">
        <text:p text:style-name="Standard"/>
      </text:section>
      <text:section text:style-name="Sect1" text:name="magicdomid68">
        <text:p text:style-name="Standard"/>
      </text:section>
      <text:section text:style-name="Sect1" text:name="magicdomid69">
        <text:h text:style-name="Heading_20_2" text:outline-level="2">voor wie?</text:h>
      </text:section>
      <text:section text:style-name="Sect1" text:name="magicdomid70">
        <text:p text:style-name="Standard"> </text:p>
      </text:section>
      <text:section text:style-name="Sect1" text:name="magicdomid71">
        <text:p text:style-name="Standard">Door allerlei projecten en initiatieven rond stilte- en rust­bele­ving in Brussel te stimuleren en mogelijk te maken, wil <text:span text:style-name="T2">bessst</text:span> zoveel mogelijk stadsbewoners en -bezoekers betrekken. bessst wil de leefkwaliteit van de Brusselaars en de mensen die Brussel bezoeken verbeteren door hen de weg te wijzen naar stilteplekken en door projecten te helpen mogelijk maken die bewust ruimte maken voor stilte-en rustbeleving in de stad.</text:p>
      </text:section>
      <text:section text:style-name="Sect1" text:name="magicdomid72">
        <text:p text:style-name="Standard"/>
      </text:section>
      <text:section text:style-name="Sect1" text:name="magicdomid73">
        <text:p text:style-name="Standard">Mensen die zich willen engageren om deze kwaliteiten in de stad te helpen vrijwaren en te koesteren, kunnen zich aansluiten bij de bessst-vrienden.</text:p>
        <text:p text:style-name="Standard"/>
      </text:section>
      <text:section text:style-name="Sect1" text:name="magicdomid74">
        <text:p text:style-name="Standard"><text:span text:style-name="T3">bessst</text:span><text:span text:style-name="T1">-vrienden </text:span>(of stiltevrienden) vormen een erfgoedgemeenschap rond stilte en leefkwaliteit in Brussel. <text:span text:style-name="T2">bessst</text:span>-vrienden zijn individuen die – los van formele kaders of structuren – waarde hechten aan leefkwaliteit &amp; stilte in Brussel. Zij koesteren stilte en rust in hun eigen leef- en werkomgeving en trachten die te vrijwaren. Zij dragen <text:span text:style-name="T2">bessst</text:span> een warm hart toe en zijn actieve volgers van de <text:span text:style-name="T2">bessst</text:span>-initiatieven en projecten. De <text:span text:style-name="T2">bessst</text:span>-vrienden getuigen van het belang van rust, vertraging en aandacht in het dagelijkse leven. Ben je geïnteresseerd om deel uit te maken van deze praktijkgemeenschap, schrijf je hier in. [link à formulier]</text:p>
      </text:section>
      <text:section text:style-name="Sect1" text:name="magicdomid75">
        <text:p text:style-name="Standard"><text:line-break/></text:p>
      </text:section>
      <text:section text:style-name="Sect1" text:name="magicdomid76">
        <text:p text:style-name="Standard">De idee van erfgoedgemeenschap sluit nauw aan bij de <text:span text:style-name="T5">Europese Kaderconventie</text:span>over de bijdrage van erfgoed aan de samenleving (Faro, 2005). (link naar tekst – zie verder)</text:p>
      </text:section>
      <text:section text:style-name="Sect1" text:name="magicdomid77">
        <text:p text:style-name="Standard"/>
      </text:section>
      <text:section text:style-name="Sect1" text:name="magicdomid78">
        <text:p text:style-name="Standard"> </text:p>
      </text:section>
      <text:section text:style-name="Sect1" text:name="magicdomid79">
        <text:h text:style-name="Heading_20_2" text:outline-level="2">projectoproep</text:h>
      </text:section>
      <text:section text:style-name="Sect1" text:name="magicdomid80">
        <text:p text:style-name="Standard"> </text:p>
      </text:section>
      <text:section text:style-name="Sect1" text:name="magicdomid81">
        <text:p text:style-name="Standard"><text:span text:style-name="T2">bessst</text:span> staat open voor al wie een praktijk ontwikkelt of wil ontwikkelen rond stilte- en rust­bele­ving in de stad Brussel: erfgoedbeheerders, verenigingen, beleidsverant­woor­delijken, professionele buurtwerkers, kunstenaars, gidsen… Hiertoe kunnen projecten worden ingediend (met doorklik naar <text:span text:style-name="T2">bessst</text:span>-projectoproep). Bestaande initiatieven kunnen ook het <text:span text:style-name="T2">bessst</text:span>-label aanvragen (met doorklik naar <text:span text:style-name="T2">bessst</text:span>-label).</text:p>
      </text:section>
      <text:section text:style-name="Sect1" text:name="magicdomid82">
        <text:p text:style-name="Standard"/>
      </text:section>
      <text:section text:style-name="Sect1" text:name="magicdomid83">
        <text:p text:style-name="Standard">Ben je geïnteresseerd en wil je kennismaken met andere stiltebemiddelaars van de <text:span text:style-name="T2">bessst community</text:span> (met doorklik naar met wie?) of initiatiefnemers van <text:span text:style-name="T2">bessst</text:span>-projecten (met doorklik naar lopende projecten), dan kun je altijd je gegevens en profiel doorgeven (met doorklik naar <text:span text:style-name="T2">meld je aan</text:span>). Wij nemen dan contact met je op.</text:p>
      </text:section>
      <text:section text:style-name="Sect1" text:name="magicdomid84">
        <text:p text:style-name="Standard"> </text:p>
      </text:section>
      <text:section text:style-name="Sect1" text:name="magicdomid85">
        <text:p text:style-name="Standard"> </text:p>
      </text:section>
      <text:section text:style-name="Sect1" text:name="magicdomid86">
        <text:h text:style-name="Heading_20_2" text:outline-level="2"><text:soft-page-break/>contact</text:h>
      </text:section>
      <text:section text:style-name="Sect1" text:name="magicdomid87">
        <text:p text:style-name="Standard"> </text:p>
      </text:section>
      <text:section text:style-name="Sect1" text:name="magicdomid88">
        <text:p text:style-name="Standard">Christel Dusoleil – projectleider Waerbeke</text:p>
      </text:section>
      <text:section text:style-name="Sect1" text:name="magicdomid89">
        <text:p text:style-name="Standard">0474 92 01 12 – christel@bessst.be</text:p>
      </text:section>
      <text:section text:style-name="Sect1" text:name="magicdomid90">
        <text:p text:style-name="Standard"/>
      </text:section>
      <text:section text:style-name="Sect1" text:name="magicdomid91">
        <text:p text:style-name="Standard">Els De Greef – projectleider VGC</text:p>
      </text:section>
      <text:section text:style-name="Sect1" text:name="magicdomid92">
        <text:p text:style-name="Standard">0475 56 56 23 – els.degreef@vgc.be</text:p>
      </text:section>
      <text:section text:style-name="Sect1" text:name="magicdomid93">
        <text:p text:style-name="Standard"/>
      </text:section>
      <text:section text:style-name="Sect1" text:name="magicdomid94">
        <text:p text:style-name="Standard"><text:line-break/></text:p>
      </text:section>
      <text:section text:style-name="Sect1" text:name="magicdomid95">
        <text:p text:style-name="Standard"> </text:p>
      </text:section>
      <text:section text:style-name="Sect1" text:name="magicdomid96">
        <text:p text:style-name="Standard"> </text:p>
      </text:section>
      <text:section text:style-name="Sect1" text:name="magicdomid97">
        <text:p text:style-name="P1"/>
        <text:h text:style-name="P12" text:outline-level="1">projecten</text:h>
      </text:section>
      <text:section text:style-name="Sect1" text:name="magicdomid98">
        <text:p text:style-name="Standard"> </text:p>
      </text:section>
      <text:section text:style-name="Sect1" text:name="magicdomid99">
        <text:h text:style-name="Heading_20_2" text:outline-level="2">lopende projecten</text:h>
      </text:section>
      <text:section text:style-name="Sect1" text:name="magicdomid100">
        <text:p text:style-name="Standard"> </text:p>
      </text:section>
      <text:section text:style-name="Sect1" text:name="magicdomid101">
        <text:h text:style-name="Heading_20_3" text:outline-level="3">PROJECT: BESSST- WANDEL- EN FIETSTOCHTEN IN BRUSSEL</text:h>
      </text:section>
      <text:section text:style-name="Sect1" text:name="magicdomid102">
        <text:p text:style-name="Standard"> </text:p>
      </text:section>
      <text:section text:style-name="Sect1" text:name="magicdomid103">
        <text:p text:style-name="Standard">Brukselbinnenstebuiten [met link] biedt gegidste stadsrondleidingen in Brussel aan, te voet, met de fiets of per bus. Voor het <text:span text:style-name="T2">bessst</text:span>-project ontwikkelt Brukselbinnenstebuiten enkele nieuwe tours: <text:span text:style-name="T5">Binnenpretjes</text:span> [met link &gt; meer info], <text:span text:style-name="T5">In de luwte</text:span> [met link &gt; meer info], <text:span text:style-name="T5">Het klooster ontbloot</text:span> [met link &gt; meer info], <text:span text:style-name="T5">In verwachting</text:span> [met link &gt; meer info], <text:span text:style-name="T5">Van bloempotten tot stadspark</text:span> [met link &gt; meer info].</text:p>
      </text:section>
      <text:section text:style-name="Sect1" text:name="magicdomid104">
        <text:p text:style-name="Standard"> </text:p>
      </text:section>
      <text:section text:style-name="Sect1" text:name="magicdomid105">
        <text:p text:style-name="Standard">De stad vormt een aaneenschakeling van en staat in een voortdurende dialoog of conflict met het verleden – wat er staat of wat men erover denkt – en het heden – wat er gebeurt. De geleide wandelingen en fietstochten vinden plaats binnen dit kader. De Brukselgids gebruikt elk erfgoedaspect uit de stedelijke omgeving, gaande van gebouwen tot geluiden, geuren en verhalen, om zijn verhaal te vertellen aan het publiek. </text:p>
      </text:section>
      <text:section text:style-name="Sect1" text:name="magicdomid106">
        <text:p text:style-name="Standard"> </text:p>
      </text:section>
      <text:section text:style-name="Sect1" text:name="magicdomid107">
        <text:p text:style-name="Standard">Bruksel stelt zich zeer soepel op en probeert binnen de mate van het mogelijke rekening te houden met het wenskader van de bezoeker. Aan de formule van een halve dag wordt best niet afgeweken. </text:p>
      </text:section>
      <text:section text:style-name="Sect1" text:name="magicdomid108">
        <text:p text:style-name="Standard"> </text:p>
      </text:section>
      <text:section text:style-name="Sect1" text:name="magicdomid109">
        <text:p text:style-name="Standard">De wandelingen en fietsroutes zijn vooral bedoeld voor groepen. Brukselbinnenstebuiten biedt jaarlijks ook een programma van thematours en zomerwandelingen aan voor individuen. In 2013 gaat Brukselbinnenstebuiten van start met een aantal rondleidingen met als thema het grensgebied tussen groeninrichting, moestuinen en stedelijke zelfbevoorrading van voedsel als mogelijke antwoorden op de milieu-vervreemding en het mobiliteitsprobleem in de stad. </text:p>
      </text:section>
      <text:section text:style-name="Sect1" text:name="magicdomid110">
        <text:p text:style-name="Standard"> </text:p>
      </text:section>
      <text:section text:style-name="Sect1" text:name="magicdomid111">
        <text:p text:style-name="Standard"> </text:p>
      </text:section>
      <text:section text:style-name="Sect1" text:name="magicdomid112">
        <text:p text:style-name="Standard">BRUKSELBINNENSTEBUITEN vzw </text:p>
      </text:section>
      <text:section text:style-name="Sect1" text:name="magicdomid113">
        <text:p text:style-name="Standard">Hopstraat 47 (bus 1), 1000 Brussel </text:p>
      </text:section>
      <text:section text:style-name="Sect1" text:name="magicdomid114">
        <text:p text:style-name="Standard">contact:        Joris Sleebus </text:p>
      </text:section>
      <text:section text:style-name="Sect1" text:name="magicdomid115">
        <text:p text:style-name="Standard">telefoon:       02.218.38.78 </text:p>
      </text:section>
      <text:section text:style-name="Sect1" text:name="magicdomid116">
        <text:p text:style-name="Standard">email:                    bruksel@skynet.be </text:p>
      </text:section>
      <text:section text:style-name="Sect1" text:name="magicdomid117">
        <text:p text:style-name="Standard">website:        <text:span text:style-name="T5">www.brukselbinnenstebuiten.be </text:span></text:p>
      </text:section>
      <text:section text:style-name="Sect1" text:name="magicdomid118">
        <text:p text:style-name="Standard"> </text:p>
      </text:section>
      <text:section text:style-name="Sect1" text:name="magicdomid119">
        <text:p text:style-name="P1">Partners </text:p>
      </text:section>
      <text:section text:style-name="Sect1" text:name="magicdomid120">
        <text:p text:style-name="Standard">Brusselse Gemeenschapscentra en cultuurcoördinatoren, CitiZenne, </text:p>
      </text:section>
      <text:section text:style-name="Sect1" text:name="magicdomid121">
        <text:p text:style-name="Standard">de Vlaamse Gemeenschapscommissie en Waerbeke. </text:p>
      </text:section>
      <text:section text:style-name="Sect1" text:name="magicdomid122">
        <text:p text:style-name="Standard"> </text:p>
      </text:section>
      <text:section text:style-name="Sect1" text:name="magicdomid123">
        <text:p text:style-name="Standard"> </text:p>
      </text:section>
      <text:section text:style-name="Sect1" text:name="magicdomid124">
        <text:p text:style-name="P2"> </text:p>
      </text:section>
      <text:section text:style-name="Sect1" text:name="magicdomid125">
        <text:p text:style-name="Standard"><text:span text:style-name="T6">Binnenpretjes</text:span> - Wandeltocht [met link &gt; Traag, langzaam verkeer]</text:p>
      </text:section>
      <text:section text:style-name="Sect1" text:name="magicdomid126">
        <text:p text:style-name="Standard">Een wandeling langs een paternoster van heringerichte straten, pleinen en binnenparken waar de heraanleg van de publieke ruimte gebeurde in functie van vertraging en gericht is op comfort en <text:soft-page-break/>veiligheid van voetganger of fietser. Het wandeltraject vormt een oost-westdoorsnede van boven- naar benedenstad, en kan, naargelang van de afspraken met de groep, opgezet worden op de as. Louizapoort, Egmontpark en Yourcenar-doorgang, Kleine en Grote Zavel, de palaverboom, de skatepiste, Villerswal, Oud Korenhuis, Sint-Jan, Sint-Hubertus, Munt, De Brouckère, Zaterdagplein, Begijnhof, Pacheco, kaaien... tot bij het IJzerplein en de Sainctelettesquare. </text:p>
      </text:section>
      <text:section text:style-name="Sect1" text:name="magicdomid127">
        <text:p text:style-name="Standard"> </text:p>
      </text:section>
      <text:section text:style-name="Sect1" text:name="magicdomid128">
        <text:p text:style-name="Standard">Voor de wandeling trek je 1/2 dag uit. De Brukselgids begeleidt maximum 25 pers.</text:p>
      </text:section>
      <text:section text:style-name="Sect1" text:name="magicdomid129">
        <text:p text:style-name="Standard"> </text:p>
      </text:section>
      <text:section text:style-name="Sect1" text:name="magicdomid130">
        <text:p text:style-name="Standard"><text:span text:style-name="T6">In de luwte</text:span> - wandeltocht [met link naar &gt; Groen en open ruimte voor iedereen] </text:p>
      </text:section>
      <text:section text:style-name="Sect1" text:name="magicdomid131">
        <text:p text:style-name="Standard">1.400.000. Dat is het aantal mensen dat Brussel overdag telt. Dat geeft nogal wat druk, </text:p>
      </text:section>
      <text:section text:style-name="Sect1" text:name="magicdomid132">
        <text:p text:style-name="Standard">drukte en heen-en-weer geloop in heel de stad. Stadsmensen weten afstand te nemen en </text:p>
      </text:section>
      <text:section text:style-name="Sect1" text:name="magicdomid133">
        <text:p text:style-name="Standard">kennen de plekken waar ze zich kunnen afzonderen. Een tour langs parallelstraatjes, terrassen, hoogtepunten, parken en stilteplekken. Over overgangen, iets doen en niets doen, fysieke drukte en mentale stilte. </text:p>
      </text:section>
      <text:section text:style-name="Sect1" text:name="magicdomid134">
        <text:p text:style-name="Standard"> </text:p>
      </text:section>
      <text:section text:style-name="Sect1" text:name="magicdomid135">
        <text:p text:style-name="Standard">Voor de wandeling trek je een halve dag uit. De Brukselgids begeleidt max. 25 personen.</text:p>
      </text:section>
      <text:section text:style-name="Sect1" text:name="magicdomid136">
        <text:p text:style-name="Standard"> </text:p>
      </text:section>
      <text:section text:style-name="Sect1" text:name="magicdomid137">
        <text:p text:style-name="Standard"><text:span text:style-name="T6">Het klooster ontbloot</text:span> – fietstocht [met link &gt; Betekenisvol erfgoed vandaag]</text:p>
      </text:section>
      <text:section text:style-name="Sect1" text:name="magicdomid138">
        <text:p text:style-name="Standard">In de middeleeuwen trokken contemplatieve kloosterordes zich terug in de isolatie van het Zoniënwoud, zoals Groenendaal, en het Roklooster. Naarmate in de late 19de eeuw de verstedelijking groeide, werden bomen geveld en kwamen de geborgen kloosters in de stad te liggen. Vandaag is dit contrast sterk te voelen tussen rust en geborgenheid versus drukte en jachtigheid rond het Terkamerenklooster, de bron van de Maalbeek, de vijvers van Elsene, het Flageyplein, het Terkamerenbos en het eiland met Le Chalet Robinson. </text:p>
      </text:section>
      <text:section text:style-name="Sect1" text:name="magicdomid139">
        <text:p text:style-name="Standard"> </text:p>
      </text:section>
      <text:section text:style-name="Sect1" text:name="magicdomid140">
        <text:p text:style-name="Standard">Voor deze fietstocht trek je een halve dag uit. De Brukselgids begeleidt max. 25 personen.</text:p>
      </text:section>
      <text:section text:style-name="Sect1" text:name="magicdomid141">
        <text:p text:style-name="Standard"> </text:p>
      </text:section>
      <text:section text:style-name="Sect1" text:name="magicdomid142">
        <text:p text:style-name="Standard"><text:span text:style-name="T6">In verwachting</text:span>  - fietstocht [met link&gt; Betekenisvol erfgoed vandaag]</text:p>
      </text:section>
      <text:section text:style-name="Sect1" text:name="magicdomid143">
        <text:p text:style-name="Standard">Op het einde van de 16de eeuw kregen de aartshertogen Albrecht en Isabella van koning Filips II van Spanje de voogdij over de Nederlanden. Onze gebieden zouden vervolgens een zelfstandig aartshertogdom worden op voorwaarde dat er erfgenamen kwamen. Die kwamen er niet, met alle gevolgen van dien. </text:p>
      </text:section>
      <text:section text:style-name="Sect1" text:name="magicdomid144">
        <text:p text:style-name="Standard">Een verhaal over de evolutie van een trage naar een snelle stad, over wekelijkse bedevaarten tussen Brussel en Laken, de aanleg van verbindingsdreven, de verdwijning van een dorp aan de stadsrand, de bouw van kastelen, de evolutie tot Koninklijke As en de degradatie van het landelijke Heizelplateau tot pret- en ontspanningspark. </text:p>
      </text:section>
      <text:section text:style-name="Sect1" text:name="magicdomid145">
        <text:p text:style-name="Standard"> </text:p>
      </text:section>
      <text:section text:style-name="Sect1" text:name="magicdomid146">
        <text:p text:style-name="Standard">Voor deze fietstocht trek je een halve dag uit. De Brukselgids begeleidt max. 25 personen.</text:p>
      </text:section>
      <text:section text:style-name="Sect1" text:name="magicdomid147">
        <text:p text:style-name="Standard"> </text:p>
      </text:section>
      <text:section text:style-name="Sect1" text:name="magicdomid148">
        <text:p text:style-name="Standard"><text:span text:style-name="T6">Van bloempot tot stadspark </text:span>– bustocht [met link &gt; Groen en open ruimte voor iedereen]</text:p>
      </text:section>
      <text:section text:style-name="Sect1" text:name="magicdomid149">
        <text:p text:style-name="Standard">Over groen in de stad door de eeuwen heen, met parken en biotopen, moestuinen en tuinwijken, tegeltuinen en bonsai-bomen. De tour loopt langs de oostzijde van Brussel, met o.a. de Warande, Leopoldpark, Felix Hapspark, Jubelpark, Woluwepark, de <text:span text:style-name="T2">gedesaffecteerde</text:span> spoorlijn, de Mellaertsvijvers, Hertoginnedal, Logis &amp; Floreal, Zoniënwoud, Terkamerenbos, Terkamerenklooster, de Vijvers van Elsene en het Ten Boschpark. </text:p>
      </text:section>
      <text:section text:style-name="Sect1" text:name="magicdomid150">
        <text:p text:style-name="Standard"> </text:p>
      </text:section>
      <text:section text:style-name="Sect1" text:name="magicdomid151">
        <text:p text:style-name="Standard">Voor deze bustocht trek je best een halve dag uit. De Brukselgids begeleidt max. 49 personen.</text:p>
      </text:section>
      <text:section text:style-name="Sect1" text:name="magicdomid152">
        <text:p text:style-name="Standard"> </text:p>
      </text:section>
      <text:section text:style-name="Sect1" text:name="magicdomid153">
        <text:p text:style-name="Standard"> </text:p>
      </text:section>
      <text:section text:style-name="Sect1" text:name="magicdomid154">
        <text:h text:style-name="Heading_20_3" text:outline-level="3"><text:soft-page-break/>PROJECT: CLIP – City Life Imagine &amp; PEACE </text:h>
      </text:section>
      <text:section text:style-name="Sect1" text:name="magicdomid155">
        <text:p text:style-name="Standard"> </text:p>
      </text:section>
      <text:section text:style-name="Sect1" text:name="magicdomid156">
        <text:p text:style-name="Standard"> </text:p>
      </text:section>
      <text:section text:style-name="Sect1" text:name="magicdomid157">
        <text:p text:style-name="Standard">Vormingplus Citizenne vzw lanceerde vorig jaar het CLIP-label. <text:span text:style-name="T1">CLIP</text:span> staat voor <text:span text:style-name="T1">City Life Imagine &amp; Play,</text:span> een remedie tegen drukte en chaos in Brussel. <text:span text:style-name="T1">CLIP</text:span> maakte van Brussel een speeltuin voor volwassenen via installaties, interventies, workshops en cursussen (van september tot december 2012). Het project legde een enorme behoefte bloot aan activiteiten die mensen toelaten even uit de dagelijkse sleur te stappen. </text:p>
      </text:section>
      <text:section text:style-name="Sect1" text:name="magicdomid158">
        <text:p text:style-name="Standard"> </text:p>
      </text:section>
      <text:section text:style-name="Sect1" text:name="magicdomid159">
        <text:p text:style-name="Standard">Dit CLIP-label sluit perfect aan bij het opzet en de doelstellingen van <text:span text:style-name="T2">bessst</text:span>. Citizenne wil de stad en haar inwoners prikkelen door momenten van stilte en rust aan te bieden op onverwachte momenten, in onverwachte contexten. We transformeren CLIP dan ook in ‘City Life Imagine &amp; Peace’. Dit laatste woord betekent vrede, maar ook rust en kalmte. </text:p>
      </text:section>
      <text:section text:style-name="Sect1" text:name="magicdomid160">
        <text:p text:style-name="Standard"> </text:p>
      </text:section>
      <text:section text:style-name="Sect1" text:name="magicdomid161">
        <text:p text:style-name="Standard">Citizenne wil activiteiten ontwikkelen waar ‘hoofd, hart en handen’ samengaan en zal ook  multidimensionaal werken: tijdsbeleving, diversiteit, burgerschap, grootstedelijkheid en creativiteit zijn belangrijke kapstokken waaraan de activiteiten worden opgehangen.</text:p>
      </text:section>
      <text:section text:style-name="Sect1" text:name="magicdomid162">
        <text:p text:style-name="Standard"> </text:p>
      </text:section>
      <text:section text:style-name="Sect1" text:name="magicdomid163">
        <text:p text:style-name="Standard">De lancering van het project is voorzien in maart 2013.</text:p>
      </text:section>
      <text:section text:style-name="Sect1" text:name="magicdomid164">
        <text:p text:style-name="Standard"> </text:p>
      </text:section>
      <text:section text:style-name="Sect1" text:name="magicdomid165">
        <text:p text:style-name="Standard">Citizenne speelt met dit project in op het feit dat steeds meer mensen een toenemende druk ervaren om hun leven op een zelfbewuste, doelgerichte, efficiënte manier vorm te geven. Toenemende keuzevrijheid en individualisering versterken die druk. Het leven in de stad zorgt voor een overload aan prikkels, wat gejaagdheid en stress met zich meebrengt. Dat zie en ondervind je dagelijks, zeker in de chaos van Brussel. </text:p>
      </text:section>
      <text:section text:style-name="Sect1" text:name="magicdomid166">
        <text:p text:style-name="Standard"> </text:p>
      </text:section>
      <text:section text:style-name="Sect1" text:name="magicdomid167">
        <text:p text:style-name="Standard">Maar Brussel daagt bovendien op een positieve manier uit. Brussel is een stad met veel veerkracht, stad die vanuit een flexibiliteit tegemoetkomt aan een pak maatschappelijke uitdagingen (diversiteit, armoede-rijkdom, intergenerationeel, …). </text:p>
      </text:section>
      <text:section text:style-name="Sect1" text:name="magicdomid168">
        <text:p text:style-name="Standard">Een stad ook waar het mogelijk is om uit die dagelijkse sleur te stappen en op zoek te gaan naar stilte, rust en herbronning. CLIP wil mensen stilte- en rustmomenten laten beleven in deze stad. Citizenne wil ook de sfeer in de stad op een positieve manier beïnvloeden en het (samen)leven aantrekkelijker maken. </text:p>
      </text:section>
      <text:section text:style-name="Sect1" text:name="magicdomid169">
        <text:p text:style-name="Standard"> </text:p>
      </text:section>
      <text:section text:style-name="Sect1" text:name="magicdomid170">
        <text:p text:style-name="Standard">VORMINGPLUS CITIZENNE vzw</text:p>
      </text:section>
      <text:section text:style-name="Sect1" text:name="magicdomid171">
        <text:p text:style-name="Standard">Steenkoolkaai, 1000 Brussel</text:p>
      </text:section>
      <text:section text:style-name="Sect1" text:name="magicdomid172">
        <text:p text:style-name="Standard"> </text:p>
      </text:section>
      <text:section text:style-name="Sect1" text:name="magicdomid173">
        <text:p text:style-name="Standard">contact:        Benedicte Serroen </text:p>
      </text:section>
      <text:section text:style-name="Sect1" text:name="magicdomid174">
        <text:p text:style-name="Standard">telefoon:       02 203 08 00</text:p>
      </text:section>
      <text:section text:style-name="Sect1" text:name="magicdomid175">
        <text:p text:style-name="Standard">email:                    benedicte@citizenne.be </text:p>
      </text:section>
      <text:section text:style-name="Sect1" text:name="magicdomid176">
        <text:p text:style-name="Standard">website:        www.citizenne.be<text:span text:style-name="T5"> </text:span></text:p>
      </text:section>
      <text:section text:style-name="Sect1" text:name="magicdomid177">
        <text:p text:style-name="P2"> </text:p>
      </text:section>
      <text:section text:style-name="Sect1" text:name="magicdomid178">
        <text:p text:style-name="P2"> </text:p>
      </text:section>
      <text:section text:style-name="Sect1" text:name="magicdomid179">
        <text:h text:style-name="Heading_20_3" text:outline-level="3"><text:span text:style-name="T1">PROJECT:</text:span> <text:span text:style-name="T1">WEBSITE www.bessst.be </text:span>[met link &gt; Werkplaatsen voor stilte en rust]</text:h>
      </text:section>
      <text:section text:style-name="Sect1" text:name="magicdomid180">
        <text:p text:style-name="Standard"> </text:p>
      </text:section>
      <text:section text:style-name="Sect1" text:name="magicdomid181">
        <text:p text:style-name="Standard"><text:soft-page-break/>Constant ontwikkelt de webstek voor de <text:span text:style-name="T2">bessst</text:span>-community.</text:p>
      </text:section>
      <text:section text:style-name="Sect1" text:name="magicdomid182">
        <text:p text:style-name="Standard"> </text:p>
      </text:section>
      <text:section text:style-name="Sect1" text:name="magicdomid183">
        <text:p text:style-name="Standard">In deze interdisciplinaire, digitale artistieke werkplaats reflecteren makers kritisch over vragen omtrent de plaats en betekenis van informatietechnologie. Constant biedt ruimte aan kunstenaars die de kennis en ervaring die zij de voorbije jaren verzamelde aanwenden binnen hun eigen werk. Constant benut het potentieel van een plek waar kunstenaars, digitale makers en ontwerpers werken ook om vanuit de artistieke praktijk bij te dragen aan de ontwikkeling van digitale gereedschappen.</text:p>
      </text:section>
      <text:section text:style-name="Sect1" text:name="magicdomid184">
        <text:p text:style-name="Standard">Met het gedistribueerde karakter van het web als vertrekpunt, draagt Constant bij aan een media-ecologie waarbij uitwisseling en hergebruik geen uitzondering op de regel meer vormen. Het toepassen en ontwikkelen van F/LOSS – Free Libre en Open Source Software – en het onderzoeken van alternatieven voor restrictieve auteursrechten zijn daarvan een logisch gevolg.</text:p>
      </text:section>
      <text:section text:style-name="Sect1" text:name="magicdomid185">
        <text:p text:style-name="Standard">Voor mensen die creëren met een computer, is de notie van studio of atelier van betekenis veranderd. Met de steeds dalende prijzen voor hardware is ook de aanschaf van eigen apparatuur voor de meeste makers binnen handbereik. Gedistribueerde praktijken verlangen echter een kritische context waar inhoud, eventueel samen met anderen, kan worden ontwikkeld. Constant stelt daarom alles in het werk om die kritische context mee te helpen ontwikkelen.</text:p>
      </text:section>
      <text:section text:style-name="Sect1" text:name="magicdomid186">
        <text:p text:style-name="Standard"> </text:p>
      </text:section>
      <text:section text:style-name="Sect1" text:name="magicdomid187">
        <text:p text:style-name="Standard">CONSTANT vzw</text:p>
      </text:section>
      <text:section text:style-name="Sect1" text:name="magicdomid188">
        <text:p text:style-name="Standard">Gallaitstraat 8<text:span text:style-name="T8">0</text:span>, 1<text:span text:style-name="T8">030</text:span> Schaarbeek</text:p>
      </text:section>
      <text:section text:style-name="Sect1" text:name="magicdomid189">
        <text:p text:style-name="Standard">contact:        Eric Schrijver</text:p>
      </text:section>
      <text:section text:style-name="Sect1" text:name="magicdomid190">
        <text:p text:style-name="Standard">telefoon: </text:p>
      </text:section>
      <text:section text:style-name="Sect1" text:name="magicdomid191">
        <text:p text:style-name="Standard">email:                    eric@constant.be</text:p>
      </text:section>
      <text:section text:style-name="Sect1" text:name="magicdomid192">
        <text:p text:style-name="Standard">web:            www.constantvzw.org</text:p>
      </text:section>
      <text:section text:style-name="Sect1" text:name="magicdomid193">
        <text:p text:style-name="P2"> </text:p>
      </text:section>
      <text:section text:style-name="Sect1" text:name="magicdomid194">
        <text:p text:style-name="Standard"> </text:p>
      </text:section>
      <text:section text:style-name="Sect1" text:name="magicdomid195">
        <text:h text:style-name="Heading_20_2" text:outline-level="2">voorbije projecten</text:h>
      </text:section>
      <text:section text:style-name="Sect1" text:name="magicdomid196">
        <text:p text:style-name="Standard"> </text:p>
      </text:section>
      <text:section text:style-name="Sect1" text:name="magicdomid197">
        <text:p text:style-name="P1">stiltebemiddelaars</text:p>
      </text:section>
      <text:section text:style-name="Sect1" text:name="magicdomid198">
        <text:p text:style-name="Standard">-  Gemeenschapscentra Brussel</text:p>
      </text:section>
      <text:section text:style-name="Sect1" text:name="magicdomid199">
        <text:p text:style-name="Standard">-  Citizenne vzw</text:p>
      </text:section>
      <text:section text:style-name="Sect1" text:name="magicdomid200">
        <text:p text:style-name="Standard">-  QO2</text:p>
      </text:section>
      <text:section text:style-name="Sect1" text:name="magicdomid201">
        <text:p text:style-name="Standard">-  Constant vzw</text:p>
      </text:section>
      <text:section text:style-name="Sect1" text:name="magicdomid202">
        <text:p text:style-name="Standard">-  Brukselbinnenstebuiten vzw</text:p>
      </text:section>
      <text:section text:style-name="Sect1" text:name="magicdomid203">
        <text:p text:style-name="Standard">-  Trage Wegen vzw</text:p>
      </text:section>
      <text:section text:style-name="Sect1" text:name="magicdomid204">
        <text:p text:style-name="Standard"> </text:p>
      </text:section>
      <text:section text:style-name="Sect1" text:name="magicdomid205">
        <text:h text:style-name="Heading_20_2" text:outline-level="2">bessst-projectoproep </text:h>
      </text:section>
      <text:section text:style-name="Sect1" text:name="magicdomid206">
        <text:p text:style-name="Standard">formulier + reglement (nog niet klaar)</text:p>
      </text:section>
      <text:section text:style-name="Sect1" text:name="magicdomid207">
        <text:p text:style-name="Standard"/>
      </text:section>
      <text:section text:style-name="Sect1" text:name="magicdomid208">
        <text:p text:style-name="Standard">Vanuit de notie van stilte- en rustbeleving als uiting van immaterieel, ontastbaar erfgoed wil Bruno De Lille, collegelid van de Vlaamse Gemeenschapscommissie in Brussel voor Cultuur, Jeugd, Sport en Ambtenarenzaken samen met zoveel mogelijk betrokkenen een begin maken met een eigentijds, vernieuwend verhaal voor Brussel. Stilteplekken en -praktijken in de stad verdienen het om gekoesterd en gevrijwaard te worden door beleidsmakers, bewoners en bezoekers. Op die manier werkt het beleid mee aan het veilig stellen van een kwaliteitsvolle leefomgeving met en voor zoveel mogelijk betrokkenen.</text:p>
      </text:section>
      <text:section text:style-name="Sect1" text:name="magicdomid209">
        <text:p text:style-name="Standard"><text:line-break/><text:soft-page-break/></text:p>
      </text:section>
      <text:section text:style-name="Sect1" text:name="magicdomid210">
        <text:p text:style-name="Standard">Het meerjarenproject zet in op ‘stilte beleven’, ‘stilte maken’ en ‘stilte beheren’ ter versterking van de leefbaarheid en de dagelijkse leefkwaliteit in de stad.</text:p>
      </text:section>
      <text:section text:style-name="Sect1" text:name="magicdomid211">
        <text:p text:style-name="Standard"/>
      </text:section>
      <text:section text:style-name="Sect1" text:name="magicdomid212">
        <text:p text:style-name="Standard">Je kunt je een project rond stilte- en rustbeleving indienen voor subsidie. Hiertoe dien je een <text:span text:style-name="T5">projectfiche</text:span> (link naar pdf) in te vullen. Uit deze ingevulde fiche moet blijken met wie en op welke manier het <text:span text:style-name="T2">bessst</text:span>-project tot stand zal komen. Eén van de belangrijke criteria is dat het project tot stand komt met minstens twee partners. Op de projectfiche maak je duidelijk welke meerkost vereist is om het met andere partners te realiseren. Er werden ook een zestal thematische lijnen [link naar pagina met zes clusters] uitgezet, die je kunnen helpen om een projectaanvraag in te dienen.</text:p>
      </text:section>
      <text:section text:style-name="Sect1" text:name="magicdomid214">
        <text:p text:style-name="Standard"/>
      </text:section>
      <text:section text:style-name="Sect1" text:name="magicdomid215">
        <text:p text:style-name="Standard">Als het project wordt aan­vaard, dient in alle communicatie het <text:span text:style-name="T2">bessst</text:span>-label te worden vermeld en dient je je project via de <text:span text:style-name="T2">bessst-</text:span>webstek bekend te maken.</text:p>
      </text:section>
      <text:section text:style-name="Sect1" text:name="magicdomid216">
        <text:p text:style-name="P5"/>
      </text:section>
      <text:section text:style-name="Sect1" text:name="magicdomid217">
        <text:p text:style-name="Standard"><text:line-break/></text:p>
      </text:section>
      <text:section text:style-name="Sect1" text:name="magicdomid218">
        <text:p text:style-name="Standard"><text:span text:style-name="T1">PROJECTOPROEP </text:span><text:span text:style-name="T3">bessst</text:span><text:span text:style-name="T1">-project</text:span></text:p>
      </text:section>
      <text:section text:style-name="Sect1" text:name="magicdomid219">
        <text:p text:style-name="Standard"> </text:p>
      </text:section>
      <text:section text:style-name="Sect1" text:name="magicdomid220">
        <text:p text:style-name="Standard"><text:span text:style-name="T1">- organisatie </text:span>[naam – omschrijving werking(sgebied)  en contactgegevens verantwoordelijke]</text:p>
      </text:section>
      <text:section text:style-name="Sect1" text:name="magicdomid222">
        <text:p text:style-name="Standard"><text:span text:style-name="T1">- voorstel </text:span>[omschrijving beoogd bessst-project – relatie met leefkwaliteit en/of het stilte- en rustthema]</text:p>
      </text:section>
      <text:section text:style-name="Sect1" text:name="magicdomid224">
        <text:p text:style-name="Standard"><text:span text:style-name="T1">- erfgoedaspect </text:span>[al dan niet gewenst]</text:p>
      </text:section>
      <text:section text:style-name="Sect1" text:name="magicdomid226">
        <text:p text:style-name="Standard"><text:span text:style-name="T1">- andere partners </text:span>[namen (&amp; profiel), indien gekend | gewenst profiel, indien gezocht]</text:p>
      </text:section>
      <text:section text:style-name="Sect1" text:name="magicdomid228">
        <text:p text:style-name="Standard"><text:span text:style-name="T1">- mogelijkheden &amp; kansen </text:span>(aansluitend bij reguliere werking)</text:p>
      </text:section>
      <text:section text:style-name="Sect1" text:name="magicdomid230">
        <text:p text:style-name="Standard"><text:span text:style-name="T1">- noden &amp; tekorten </text:span>(extra’s, buiten reguliere werking)</text:p>
      </text:section>
      <text:section text:style-name="Sect1" text:name="magicdomid232">
        <text:p text:style-name="Standard"><text:span text:style-name="T1">- doelgroep(en)</text:span></text:p>
      </text:section>
      <text:section text:style-name="Sect1" text:name="magicdomid234">
        <text:p text:style-name="Standard"><text:span text:style-name="T1">- tijdpad</text:span> (binnen 2012)</text:p>
      </text:section>
      <text:section text:style-name="Sect1" text:name="magicdomid236">
        <text:p text:style-name="Standard"><text:span text:style-name="T1">- budget</text:span></text:p>
      </text:section>
      <text:section text:style-name="Sect1" text:name="magicdomid239">
        <text:p text:style-name="P1">- eigen communicatiekanalen &amp; -mogelijkheden</text:p>
      </text:section>
      <text:section text:style-name="Sect1" text:name="magicdomid240">
        <text:p text:style-name="Standard"/>
      </text:section>
      <text:section text:style-name="Sect1" text:name="magicdomid244">
        <text:p text:style-name="Standard"><text:span text:style-name="T1">Deze projectfiche sturen naar Els Degreef</text:span>[DS1] <text:span text:style-name="T1">, VGC Directie Cultuur, Jeugd en Sport, els.degreef@vgc.be.</text:span></text:p>
      </text:section>
      <text:section text:style-name="Sect1" text:name="magicdomid245">
        <text:p text:style-name="P1">Voor het bessst-reglement, klik hier (reglement is er nog niet)</text:p>
      </text:section>
      <text:section text:style-name="Sect1" text:name="magicdomid246">
        <text:p text:style-name="Standard"/>
      </text:section>
      <text:section text:style-name="Sect1" text:name="magicdomid247">
        <text:p text:style-name="Standard"> </text:p>
      </text:section>
      <text:section text:style-name="Sect1" text:name="magicdomid248">
        <text:p text:style-name="Standard"> </text:p>
      </text:section>
      <text:section text:style-name="Sect1" text:name="magicdomid249">
        <text:h text:style-name="Heading_20_2" text:outline-level="2">Projectfiche bessst label</text:h>
      </text:section>
      <text:section text:style-name="Sect1" text:name="magicdomid250">
        <text:p text:style-name="Standard"><text:span text:style-name="T3">bessst</text:span><text:span text:style-name="T1">-label</text:span> is een label dat kan toegekend worden aan projecten of praktijken die stilte en rust in de stad helpen koesteren. Ook stille plekken, zoals parken of pleinen of gebouwen kunnen voor een stiltelabel in aanmerking komen. Het <text:span text:style-name="T2">bessst</text:span>-label wordt toegekend door de Vlaamse Gemeenschapscommissie. Een aanvraag voor een <text:span text:style-name="T2">bessst</text:span>-label gebeurt met <text:span text:style-name="T5">dit formulier.</text:span></text:p>
      </text:section>
      <text:section text:style-name="Sect1" text:name="magicdomid251">
        <text:p text:style-name="Standard"/>
      </text:section>
      <text:section text:style-name="Sect1" text:name="magicdomid254">
        <text:p text:style-name="Text_20_body">FORMULIER AANVRAAG bessst-label</text:p>
      </text:section>
      <text:section text:style-name="Sect1" text:name="magicdomid255">
        <text:p text:style-name="Standard"/>
      </text:section>
      <text:section text:style-name="Sect1" text:name="magicdomid256">
        <text:p text:style-name="Standard"><text:span text:style-name="T1">organisatie </text:span>[naam – omschrijving werking(sgebied) en contactgegevens verantwoordelijke]</text:p>
      </text:section>
      <text:section text:style-name="Sect1" text:name="magicdomid258">
        <text:p text:style-name="Standard"><text:span text:style-name="T1">vraagt een bessst-label aan voor volgend project:</text:span></text:p>
      </text:section>
      <text:section text:style-name="Sect1" text:name="magicdomid260">
        <text:p text:style-name="Standard"><text:span text:style-name="T1">- omschrijving project </text:span>[wat? Wanneer? Waar? Voor wie?</text:p>
      </text:section>
      <text:section text:style-name="Sect1" text:name="magicdomid261">
        <text:p text:style-name="Standard">Belangrijk: relatie met leefkwaliteit en/of het stilte- en rustthema/<text:span text:style-name="T1">erfgoedaspect</text:span></text:p>
      </text:section>
      <text:section text:style-name="Sect1" text:name="magicdomid263">
        <text:p text:style-name="Standard"><text:soft-page-break/><text:span text:style-name="T1">-andere partners </text:span>[namen (&amp; profiel), indien gekend | gewenst profiel, indien gezocht]</text:p>
      </text:section>
      <text:section text:style-name="Sect1" text:name="magicdomid265">
        <text:p text:style-name="P1">- eigen communicatiekanalen &amp; -mogelijkheden</text:p>
      </text:section>
      <text:section text:style-name="Sect1" text:name="magicdomid266">
        <text:p text:style-name="Standard"/>
      </text:section>
      <text:section text:style-name="Sect1" text:name="magicdomid270">
        <text:p text:style-name="P1">Deze projectfiche sturen naar Els De Greef, VGC Directie Cultuur, Jeugd en Sport, els.degreef@vgc.be.</text:p>
      </text:section>
      <text:section text:style-name="Sect1" text:name="magicdomid271">
        <text:p text:style-name="Standard"/>
      </text:section>
      <text:section text:style-name="Sect1" text:name="magicdomid272">
        <text:p text:style-name="Standard"> </text:p>
      </text:section>
      <text:section text:style-name="Sect1" text:name="magicdomid273">
        <text:p text:style-name="Standard"> </text:p>
      </text:section>
      <text:section text:style-name="Sect1" text:name="magicdomid274">
        <text:p text:style-name="Standard"> </text:p>
      </text:section>
      <text:section text:style-name="Sect1" text:name="magicdomid275">
        <text:h text:style-name="Heading_20_2" text:outline-level="2">bessst-atlas </text:h>
      </text:section>
      <text:section text:style-name="Sect1" text:name="magicdomid276">
        <text:p text:style-name="Standard"> </text:p>
      </text:section>
      <text:section text:style-name="Sect1" text:name="magicdomid277">
        <text:p text:style-name="Standard"><text:span text:style-name="T3">bessst</text:span><text:span text:style-name="T1">-atlas </text:span>is de verzameling van alle ‘dragers’ van stilte als leefkwaliteit in het leven van alledag in Brussel (‘atlas’ is Oud-Grieks voor ‘drager’, afgeleid van τλάω / tláô, wat ‘dragen, ondersteunen’ betekent); deze ‘dragers’ kunnen <text:span text:style-name="T2">personen, plekken of praktijken</text:span> zijn, met aandacht voor geschiedenis, erfgoed, mythische aspecten, buurtleven, verhalen, interculturele dialoog en tradities…</text:p>
      </text:section>
      <text:section text:style-name="Sect1" text:name="magicdomid278">
        <text:p text:style-name="Standard">Deze atlas wordt niet in de vorm van een geokaart uitgebracht.</text:p>
      </text:section>
      <text:section text:style-name="Sect1" text:name="magicdomid279">
        <text:p text:style-name="Standard"/>
      </text:section>
      <text:section text:style-name="Sect1" text:name="magicdomid280">
        <text:p text:style-name="Standard"><text:line-break/></text:p>
      </text:section>
      <text:section text:style-name="Sect1" text:name="magicdomid281">
        <text:p text:style-name="Standard"> </text:p>
      </text:section>
      <text:section text:style-name="Sect1" text:name="magicdomid282">
        <text:p text:style-name="Standard"> </text:p>
      </text:section>
      <text:section text:style-name="Sect1" text:name="magicdomid283">
        <text:p text:style-name="P1"/>
        <text:h text:style-name="P12" text:outline-level="1">inspiratie</text:h>
      </text:section>
      <text:section text:style-name="Sect1" text:name="magicdomid284">
        <text:p text:style-name="Standard"> </text:p>
      </text:section>
      <text:section text:style-name="Sect1" text:name="magicdomid285">
        <text:h text:style-name="Heading_20_3" text:outline-level="3">geknipt &amp; gelezen</text:h>
      </text:section>
      <text:section text:style-name="Sect1" text:name="magicdomid286">
        <text:p text:style-name="Standard"> </text:p>
      </text:section>
      <text:section text:style-name="Sect1" text:name="magicdomid287">
        <text:p text:style-name="Standard">- De Standaard, 24 oktober 2012: www.standaard.be/artikel/detail.aspx?artikelid=DMF20121023_00345272 </text:p>
      </text:section>
      <text:section text:style-name="Sect1" text:name="magicdomid288">
        <text:p text:style-name="Standard">- artikel naar aanleiding van de de aftrap van <text:span text:style-name="T2">bessst</text:span>, oktober 2011: www.brusselnieuws.be/artikel/brussel-krijgt-met-‘bessst’-een-stilteproject</text:p>
      </text:section>
      <text:section text:style-name="Sect1" text:name="magicdomid289">
        <text:p text:style-name="Standard">- interview op FM-Brussel, 27 september 2011: www.fmbrussel.be/artikel/_zwijgen_is_goud.aspx</text:p>
      </text:section>
      <text:section text:style-name="Sect1" text:name="magicdomid290">
        <text:p text:style-name="Standard">- interview met pianist Thomas Dieltjens op FM-Brussel: </text:p>
      </text:section>
      <text:section text:style-name="Sect1" text:name="magicdomid291">
        <text:p text:style-name="Standard">www.fmbrussel.be/player/ondemand/?<text:a xlink:type="simple" xlink:href="http://www.fmbrussel.be/fmbrussel/kingkong2011/04/111025stilte.mp3">http://www.fmbrussel.be/fmbrussel/kingkong2011/04/111025stilte.mp3</text:a></text:p>
      </text:section>
      <text:section text:style-name="Sect1" text:name="magicdomid292">
        <text:p text:style-name="Standard"> </text:p>
      </text:section>
      <text:section text:style-name="Sect1" text:name="magicdomid293">
        <text:h text:style-name="Heading_20_3" text:outline-level="3">wereldwijd web</text:h>
      </text:section>
      <text:section text:style-name="Sect1" text:name="magicdomid294">
        <text:p text:style-name="Standard"> </text:p>
      </text:section>
      <text:section text:style-name="Sect1" text:name="magicdomid295">
        <text:p text:style-name="Standard">- over <text:span text:style-name="T2">Tranquillity Mapping</text:span> in Groot-Brittannië: www.cpre.org.uk/what-we-do/countryside/tranquil-places</text:p>
      </text:section>
      <text:section text:style-name="Sect1" text:name="magicdomid296">
        <text:p text:style-name="Standard">- www.portaalvandestilte.be</text:p>
      </text:section>
      <text:section text:style-name="Sect1" text:name="magicdomid297">
        <text:p text:style-name="Standard"> </text:p>
      </text:section>
      <text:section text:style-name="Sect1" text:name="magicdomid298">
        <text:p text:style-name="Standard"> </text:p>
      </text:section>
      <text:section text:style-name="Sect1" text:name="magicdomid299">
        <text:h text:style-name="Heading_20_3" text:outline-level="3">Voorbeeldpraktijken (buitenland)</text:h>
      </text:section>
      <text:section text:style-name="Sect1" text:name="magicdomid300">
        <text:p text:style-name="Standard"> </text:p>
      </text:section>
      <text:section text:style-name="Sect1" text:name="magicdomid301">
        <text:p text:style-name="Standard">Vandaag zijn stilte, rust en open ruimte in het sterk verstedelijkte Noordwest-Europa gegeerde, schaarse kwaliteiten. Ze kunnen de hefboom zijn voor duurzame, eigentijdse vormen van stedelijke ontwikkeling. Ze werken ook inspirerend in een samenleving die op zoek is naar (nieuwe) gemeenschapsvormende waarden en zingeving. </text:p>
      </text:section>
      <text:section text:style-name="Sect1" text:name="magicdomid302">
        <text:p text:style-name="Standard"> </text:p>
      </text:section>
      <text:section text:style-name="Sect1" text:name="magicdomid303">
        <text:p text:style-name="Standard">In verschillende omliggende Europese grootsteden – <text:span text:style-name="T5">Amsterdam</text:span>, <text:span text:style-name="T5">Berlijn</text:span>, <text:span text:style-name="T5">Parijs</text:span>, <text:span text:style-name="T5">Londen</text:span>… (linken naar extra pagina’s) – is de laatste jaren op verschillende manieren gewerkt aan een grotere leefkwaliteit en stilte- en rustbeleving in de stad.</text:p>
      </text:section>
      <text:section text:style-name="Sect1" text:name="magicdomid304">
        <text:p text:style-name="Standard"> </text:p>
      </text:section>
      <text:section text:style-name="Sect1" text:name="magicdomid305">
        <text:p text:style-name="Standard">De idee van erfgoedgemeenschap sluit nauw aan bij de <text:span text:style-name="T5">Europese Kaderconventie</text:span>over de bijdrage van erfgoed aan de samenleving (Faro, 2005)(link naar extra pagina).</text:p>
      </text:section>
      <text:section text:style-name="Sect1" text:name="magicdomid306">
        <text:p text:style-name="Standard"><text:line-break/></text:p>
      </text:section>
      <text:section text:style-name="Sect1" text:name="magicdomid307">
        <text:p text:style-name="Standard"> </text:p>
      </text:section>
      <text:section text:style-name="Sect1" text:name="magicdomid308">
        <text:p text:style-name="Standard"> </text:p>
      </text:section>
      <text:section text:style-name="Sect1" text:name="magicdomid309">
        <text:h text:style-name="Heading_20_3" text:outline-level="3">vier aparte kopjes</text:h>
      </text:section>
      <text:section text:style-name="Sect1" text:name="magicdomid310">
        <text:p text:style-name="Standard"> </text:p>
      </text:section>
      <text:section text:style-name="Sect1" text:name="magicdomid311">
        <text:p text:style-name="Standard"><text:span text:style-name="T1">AMSTERDAM</text:span> </text:p>
      </text:section>
      <text:section text:style-name="Sect1" text:name="magicdomid312">
        <text:p text:style-name="Standard"> </text:p>
      </text:section>
      <text:section text:style-name="Sect1" text:name="magicdomid313">
        <text:p text:style-name="Standard"><text:soft-page-break/><text:span text:style-name="T1">Stille plekken in de stad</text:span> – GGD (Geneeskundige en Gezondheidsdienst) Amsterdam, www.gezond.amsterdam.nl/milieu-gezondheid/leefomgeving/stille-plekken-stad </text:p>
      </text:section>
      <text:section text:style-name="Sect1" text:name="magicdomid314">
        <text:p text:style-name="Standard"> </text:p>
      </text:section>
      <text:section text:style-name="Sect1" text:name="magicdomid315">
        <text:p text:style-name="Standard"><text:span text:style-name="T1">Beleidsdomeinoverschrijdend initiatief vanuit het stadsbestuur (</text:span>gezondheid, welzijn, milieu &amp; ruimte)</text:p>
      </text:section>
      <text:section text:style-name="Sect1" text:name="magicdomid316">
        <text:p text:style-name="Standard"> </text:p>
      </text:section>
      <text:section text:style-name="Sect1" text:name="magicdomid317">
        <text:p text:style-name="Standard">Rapport ‘Stille gebieden in de stad. De stad is stiller dan je denkt’ (2009) van Dienst Milieu en Bouwtoezicht en GGD. Dit rapport bevat ook de inzendingen uit de publiekscampagne waarin Amsterdammers vertellen over hun favoriete stille plek.</text:p>
      </text:section>
      <text:section text:style-name="Sect1" text:name="magicdomid318">
        <text:p text:style-name="Standard"> </text:p>
      </text:section>
      <text:section text:style-name="Sect1" text:name="magicdomid319">
        <text:p text:style-name="Standard"><text:span text:style-name="T1">OnthaastPad</text:span> in de binnenstad: burgerinitiatief met de steun van de politieke beleidsverantwoordelijken van Amsterdam [sinds maart 2011, www.onthaastpad.nl] </text:p>
      </text:section>
      <text:section text:style-name="Sect1" text:name="magicdomid320">
        <text:p text:style-name="Standard"> </text:p>
      </text:section>
      <text:section text:style-name="Sect1" text:name="magicdomid321">
        <text:p text:style-name="Standard"><text:span text:style-name="T1">Stiltewandelingen</text:span> in het Amsterdamse Bos o.l.v. Lisette Sevens [inmiddels 500 wandelingen; www.lisettesevens.nl] </text:p>
      </text:section>
      <text:section text:style-name="Sect1" text:name="magicdomid322">
        <text:p text:style-name="Standard"> </text:p>
      </text:section>
      <text:section text:style-name="Sect1" text:name="magicdomid323">
        <text:p text:style-name="Standard"><text:span text:style-name="T1">Publicatie</text:span>:Thom Breukel, <text:span text:style-name="T2">Stil Amsterdam, Survivalgids voor de stedeling</text:span>, 302 pagina's, Uitgeverij Thoth, 2005, met ruim honderd stille plekken in en om Amsterdam: binnentuinen, tempels, pleinen, begraafplaatsen, kerken, parken, binnenplaatsen, grachtenhuizen, hofjes, bankjes, synagogen, moskeeën… stuk voor stuk bijzonder en vaak onbekende plekken om van te genieten, om even bij stil te staan of om tot rust te komen.</text:p>
      </text:section>
      <text:section text:style-name="Sect1" text:name="magicdomid324">
        <text:p text:style-name="Standard"> </text:p>
      </text:section>
      <text:section text:style-name="Sect1" text:name="magicdomid325">
        <text:p text:style-name="P1">BERLIJN</text:p>
      </text:section>
      <text:section text:style-name="Sect1" text:name="magicdomid326">
        <text:p text:style-name="Standard"> </text:p>
      </text:section>
      <text:section text:style-name="Sect1" text:name="magicdomid327">
        <text:p text:style-name="Standard">‘<text:span text:style-name="T1">Raum der Stille’</text:span> in de Brandenburger Tor met community daarrond [ www.raum-der-stille-im-brandenburger-tor.de/index.htm ]. <text:span text:style-name="T1">Gaat om een symbolische locatie met grote erfgoedwaarde</text:span>, naar het voorbeeld van de Meditation room in het hoofdgebouw van de Verenigde Naties in New-York (opgestart door Dag Hammerskjold)</text:p>
      </text:section>
      <text:section text:style-name="Sect1" text:name="magicdomid328">
        <text:p text:style-name="Standard"> </text:p>
      </text:section>
      <text:section text:style-name="Sect1" text:name="magicdomid329">
        <text:p text:style-name="Standard">Steeds meer stille ruimtes worden beschikbaar in vlieghavens, gezondheidsinstellingen… op diverse plaatsen in binnen- en buitenland.</text:p>
      </text:section>
      <text:section text:style-name="Sect1" text:name="magicdomid330">
        <text:p text:style-name="Standard"> </text:p>
      </text:section>
      <text:section text:style-name="Sect1" text:name="magicdomid331">
        <text:p text:style-name="Standard"> </text:p>
      </text:section>
      <text:section text:style-name="Sect1" text:name="magicdomid332">
        <text:p text:style-name="Standard"> </text:p>
      </text:section>
      <text:section text:style-name="Sect1" text:name="magicdomid333">
        <text:p text:style-name="Standard"> </text:p>
      </text:section>
      <text:section text:style-name="Sect1" text:name="magicdomid334">
        <text:p text:style-name="Standard"><text:span text:style-name="T1">Parijs</text:span> </text:p>
      </text:section>
      <text:section text:style-name="Sect1" text:name="magicdomid335">
        <text:p text:style-name="Standard"> </text:p>
      </text:section>
      <text:section text:style-name="Sect1" text:name="magicdomid336">
        <text:p text:style-name="Standard">Diverse projecten rond <text:span text:style-name="T1">duurzame ontwikkeling</text:span> op <text:span text:style-name="T1">oude spoorsites</text:span></text:p>
      </text:section>
      <text:section text:style-name="Sect1" text:name="magicdomid337">
        <text:p text:style-name="Standard">www.paris.fr/loisirs/paris-au-vert/nature-et-biodiversite/p9233.</text:p>
      </text:section>
      <text:section text:style-name="Sect1" text:name="magicdomid338">
        <text:p text:style-name="Standard"> De ‘Promenade plantée’ (op oude spoorbedding) tussen binnenstad (12de arr., Place de la Bastille) en Bois de Vincennes (boulevard périphérique) [1989-‘94, 4,5 km; <text:a xlink:type="simple" xlink:href="http://fr.wikipedia.org/wiki/Promenade_plantée">http://fr.wikipedia.org/wiki/Promenade_plant%C3%A9e</text:a>] cfr. High Line Park in New York [2009; www.thehighline.org]</text:p>
      </text:section>
      <text:section text:style-name="Sect1" text:name="magicdomid339">
        <text:p text:style-name="Standard"> </text:p>
      </text:section>
      <text:section text:style-name="Sect1" text:name="magicdomid340">
        <text:p text:style-name="Standard">Projecten op oude treinrangeerterreinen, waar leefkwaliteit van elke dag – opgebouwd rond lichaam, seizoenen, water – centraal staat, o.a. Parc Martin Luther King - Clichy-batignolles [2007, 4,3 ha &gt; 2013, 10 ha; www.clichy-batignolles.fr/le-projet/parc-martin-luther-king-clichy-batignolles/parc-martin-luther-king-clichy-batignolles] cfr. Spoor Noord in Antwerpen [2009, 24 ha; www.antwerpen.be/eCache/ABE/23/212.html] </text:p>
      </text:section>
      <text:section text:style-name="Sect1" text:name="magicdomid341">
        <text:p text:style-name="Standard"><text:soft-page-break/> </text:p>
      </text:section>
      <text:section text:style-name="Sect1" text:name="magicdomid342">
        <text:p text:style-name="P1">LondOn &amp; UK</text:p>
      </text:section>
      <text:section text:style-name="Sect1" text:name="magicdomid343">
        <text:p text:style-name="Standard"> </text:p>
      </text:section>
      <text:section text:style-name="Sect1" text:name="magicdomid344">
        <text:p text:style-name="Standard">‘<text:span text:style-name="T1">Ecotherapy. The Green Agenda for Mental Health’</text:span> – spraakmakend rapport van <text:span text:style-name="T1">Mind</text:span>, de grootste Engelse vrijwilligersorganisatie rond geestelijke gezondheidszorg [2007; www.mind.org.uk/assets/0000/2138/ecotherapy_report.pdf] op basis van onderzoek aan de <text:span text:style-name="T1">universiteit van Essex</text:span> in heel het Verenigd Koninkrijk.</text:p>
      </text:section>
      <text:section text:style-name="Sect1" text:name="magicdomid345">
        <text:p text:style-name="Standard"> </text:p>
      </text:section>
      <text:section text:style-name="Sect1" text:name="magicdomid346">
        <text:p text:style-name="Standard">conclusie in een notendop:</text:p>
      </text:section>
      <text:section text:style-name="Sect1" text:name="magicdomid347">
        <text:p text:style-name="Standard"> </text:p>
      </text:section>
      <text:section text:style-name="Sect1" text:name="magicdomid348">
        <text:p text:style-name="Standard">Mensen (al dan niet met psychische problemen) kunnen best regelmatig fysieke activiteiten gebruiken, zoals wandelen, tuinieren en bewegen in een natuurlijke omgeving, om hun gemoedsgesteldheid te verbeteren. Om stress te verminderen, om doelen te realiseren, om zin en betekenis te vinden. En finaal om hun gevoel van depressie te verminderen. Deze zeer eenvoudige activiteiten – <text:span text:style-name="T1">wandelen</text:span>, <text:span text:style-name="T1">tuinieren </text:span>en <text:span text:style-name="T1">bewegen</text:span> – bevorderen de motivatie en het gevoel van eigen­waar­de. En het contact dat zo met anderen ontstaat, vermindert de eenzaamheid, geeft steun en ontwikkelt noodzakelijke, sociale vaardigheden. Een <text:span text:style-name="T1">groenere, bewegingsactievere levensstijl</text:span> zorgt voor een positieve ver­andering in de <text:span text:style-name="T1">geestelijke gezondheid van iedereen</text:span>.</text:p>
      </text:section>
      <text:section text:style-name="Sect1" text:name="magicdomid349">
        <text:p text:style-name="Standard">De beleidsaanbevelingen van Mind: 1. Ecotherapie is een klinisch verantwoorde behandeling voor mentale problemen, die dient te worden gepromoveerd en verder ontwikkeld. 2. Huisartsen moeten beweging in de natuur aanbevelen aan elke patiënt met psychische problemen. 3. Open, groene ruimte moet onderdeel worden van zorgplanning, moet vrij toegankelijk zijn, ook in een verstedelijkte context, zonder bepaalde bevolkingsgroepen te discrimineren. 4. <text:span text:style-name="T1">Stads- en landschapsplanning</text:span> dienen criteria van psychisch welbevinden te ontwikkelen en te incorporeren. </text:p>
      </text:section>
      <text:section text:style-name="Sect1" text:name="magicdomid350">
        <text:p text:style-name="Standard"> </text:p>
      </text:section>
      <text:section text:style-name="Sect1" text:name="magicdomid351">
        <text:p text:style-name="Standard"> </text:p>
      </text:section>
      <text:section text:style-name="Sect1" text:name="magicdomid352">
        <text:p text:style-name="Standard"> </text:p>
      </text:section>
      <text:section text:style-name="Sect1" text:name="magicdomid353">
        <text:h text:style-name="Heading_20_3" text:outline-level="3"><text:span text:style-name="T1">initiatieven </text:span>(actueel)</text:h>
      </text:section>
      <text:section text:style-name="Sect1" text:name="magicdomid354">
        <text:p text:style-name="Standard"> </text:p>
      </text:section>
      <text:section text:style-name="Sect1" text:name="magicdomid355">
        <text:p text:style-name="P1">wordt nog aangeleverd </text:p>
      </text:section>
      <text:section text:style-name="Sect1" text:name="magicdomid356">
        <text:p text:style-name="Standard"> </text:p>
      </text:section>
      <text:section text:style-name="Sect1" text:name="magicdomid357">
        <text:p text:style-name="Standard"><text:span text:style-name="T1">initiatieven</text:span> (= archief)</text:p>
      </text:section>
      <text:section text:style-name="Sect1" text:name="magicdomid358">
        <text:p text:style-name="Standard"> </text:p>
      </text:section>
      <text:section text:style-name="Sect1" text:name="magicdomid359">
        <text:p text:style-name="Standard"><text:span text:style-name="T1">Symbolisch startmoment van </text:span><text:span text:style-name="T3">bessst</text:span></text:p>
      </text:section>
      <text:section text:style-name="Sect1" text:name="magicdomid360">
        <text:p text:style-name="Standard"> </text:p>
      </text:section>
      <text:section text:style-name="Sect1" text:name="magicdomid361">
        <text:p text:style-name="P1">Wanneer?</text:p>
      </text:section>
      <text:section text:style-name="Sect1" text:name="magicdomid362">
        <text:p text:style-name="Standard">Zondag 30 oktober 2011. </text:p>
      </text:section>
      <text:section text:style-name="Sect1" text:name="magicdomid363">
        <text:p text:style-name="Standard">De laatste zondag van oktober gaat elk jaar in heel Europa de wintertijd in. Overal staat de kloktijd die dag één uur stil. Een betekenisvol moment om de waarde van stiltebeleving voor alle Europese burgers in hun eigen hoofdstad voor het eerst officieel aan de orde te stellen. Dit geldt natuurlijk bij uitstek voor alle bewoners en bezoekers van de stad, waar ze ook vandaan komen.</text:p>
      </text:section>
      <text:section text:style-name="Sect1" text:name="magicdomid364">
        <text:p text:style-name="Standard"> </text:p>
      </text:section>
      <text:section text:style-name="Sect1" text:name="magicdomid365">
        <text:p text:style-name="Standard">Zondag 30 oktober 2011 was het ook precies tien jaar geleden dat diverse overheden in ons land een begin maakten met een stiltebeleid. Wat toen begon vanuit Leefmilieu op het platteland krijgt nu een volwaardige aanvulling in Brussel. Cultuur en ecologisch bewustzijn gaan immers hand in hand.</text:p>
      </text:section>
      <text:section text:style-name="Sect1" text:name="magicdomid366">
        <text:p text:style-name="Standard"> </text:p>
      </text:section>
      <text:section text:style-name="Sect1" text:name="magicdomid367">
        <text:p text:style-name="Standard">Op zondag 30 oktober 2011 luidden ook tal van gemeenten en steden, organisaties en individuele <text:soft-page-break/>burgers in Vlaanderen &amp; Brussel <text:span text:style-name="T1">cultuur van de stilte</text:span> (doorklik naar www.cultuurvandestilte.be) in, een sensibiliseringscampagne rond de waarde van stilte, rust en ruimte in het leven van alledag. Die dag maken burgers overal te lande tijd voor wat er werkelijk toe doet. </text:p>
      </text:section>
      <text:section text:style-name="Sect1" text:name="magicdomid368">
        <text:p text:style-name="Standard"> </text:p>
      </text:section>
      <text:section text:style-name="Sect1" text:name="magicdomid369">
        <text:p text:style-name="P1">Waar?</text:p>
      </text:section>
      <text:section text:style-name="Sect1" text:name="magicdomid370">
        <text:p text:style-name="Standard">In het voormalige kunstatelier van de 19de beeldhouwers Salu in Laken. Een indrukwekkend patrimonium van funerair erfgoed dat vandaag wordt beheerd door Epitaaf vzw (doorklik www.epitaaf.org).</text:p>
      </text:section>
      <text:section text:style-name="Sect1" text:name="magicdomid371">
        <text:p text:style-name="Standard"> </text:p>
      </text:section>
      <text:section text:style-name="Sect1" text:name="magicdomid372">
        <text:p text:style-name="Standard">Epitaaf is </text:p>
      </text:section>
      <text:section text:style-name="Sect1" text:name="magicdomid373">
        <text:p text:style-name="Standard">- een bijzondere plek in Brussel waar stilte ‘van nature’ heerst en verleden en heden, leven en dood, creativiteit en sprakeloosheid, kitsch en kunst… samenkomen,</text:p>
      </text:section>
      <text:section text:style-name="Sect1" text:name="magicdomid374">
        <text:p text:style-name="Standard">- een uitdagend initiatief rond funerair erfgoed; een ‘brug’ tussen onroerend, roerend en immaterieel, ontastbaar erfgoed (rituelen, gewoontes…),</text:p>
      </text:section>
      <text:section text:style-name="Sect1" text:name="magicdomid375">
        <text:p text:style-name="Standard">- een voorbeeld van een zeer actieve, kleinschalige en met uiterst bescheiden (financiële) middelen werkende ‘erfgoedgemeenschap’ (link naar pagina glossarium), als concrete voorbeeld van een ‘community of practice’ rond stilte, rust en ruimte in de hoofdstad.</text:p>
      </text:section>
      <text:section text:style-name="Sect1" text:name="magicdomid376">
        <text:p text:style-name="Standard"> </text:p>
      </text:section>
      <text:section text:style-name="Sect1" text:name="magicdomid377">
        <text:p text:style-name="P1">Hoe?</text:p>
      </text:section>
      <text:section text:style-name="Sect1" text:name="magicdomid378">
        <text:p text:style-name="Standard">Met de integrale uitvoering van ‘Música callada’ (Stilzwijgende muziek) van de Catalaanse componist <text:span text:style-name="T5">Federico Mompou</text:span> (1893-1987) (link naar pagina over Mompou).</text:p>
      </text:section>
      <text:section text:style-name="Sect1" text:name="magicdomid379">
        <text:p text:style-name="Standard"> </text:p>
      </text:section>
      <text:section text:style-name="Sect1" text:name="magicdomid380">
        <text:p text:style-name="Standard">Federico Mompou leefde een teruggetrokken leven in Barcelona en Parijs. Hij schreef korte, op improvisaties lijkende muziekstukken die als ‘delicaat’ of ‘intiem’ beschreven kunnen worden. Het Frans impressionisme en Erik Satie waren zijn voornaamste inspiratiebronnen. </text:p>
      </text:section>
      <text:section text:style-name="Sect1" text:name="magicdomid381">
        <text:p text:style-name="Standard">Over de partituur schreef de componist: “Het is erg moeilijk de betekenis van ‘música callada’ in een andere taal te vatten. De mystieke dichter San Juan de la Cruz zingt in een van zijn mooie gedichten: ‘stilzwijgende muziek, welluidende eenzaamheid’. Hiermee zocht hij naar de juiste woorden voor de idee van een muziek die de stem van de stilte doet weerklinken. De muziek bewaart haar ‘stilzwijgende’ stem voor zich. Of beter: ze ‘zwijgt’ als eenzaamheid muziek wordt.”</text:p>
      </text:section>
      <text:section text:style-name="Sect1" text:name="magicdomid382">
        <text:p text:style-name="Standard"> </text:p>
      </text:section>
      <text:section text:style-name="Sect1" text:name="magicdomid383">
        <text:p text:style-name="P1">Met wie?</text:p>
      </text:section>
      <text:section text:style-name="Sect1" text:name="magicdomid384">
        <text:p text:style-name="Standard">Pianist <text:span text:style-name="T1">Thomas Dieltjens </text:span>voerde de 28 muzikale reflecties over stilte van Federico Mompou uit op een Steinway-vleugel van Piano’s Maene (link Piano’s Maene).</text:p>
      </text:section>
      <text:section text:style-name="Sect1" text:name="magicdomid385">
        <text:p text:style-name="Standard"> </text:p>
      </text:section>
      <text:section text:style-name="Sect1" text:name="magicdomid386">
        <text:p text:style-name="Standard">(link info) <text:span text:style-name="T1">Thomas Dieltjens </text:span>studeerde aan het conservatorium te Brussel en later aan de <text:span text:style-name="T2">Hochschule der Künste</text:span> in Berlijn. Naast concerten als solopianist treedt hij voornamelijk op in kamermuziekensembles. Thomas Dieltjens is stichtend lid en artistiek leider van  <text:span text:style-name="T2">Het Collectief</text:span> . Daarnaast wordt hij regelmatig uitgenodigd door ensembles als <text:span text:style-name="T2">Oxalys</text:span>, <text:span text:style-name="T2">Capilla Flamenca</text:span>,  <text:span text:style-name="T2">Danelkwartet</text:span>, <text:span text:style-name="T2">Spiegelkwartet </text:span> en het <text:span text:style-name="T2">Quince Quartet</text:span> (GB). Met al deze ensembles speelt hij concerten over de hele wereld  en op festivals als <text:span text:style-name="T2">Ars Musica</text:span>,  <text:span text:style-name="T2">Klarafestival,</text:span> <text:span text:style-name="T2">Musik+</text:span> <text:span text:style-name="T2">Tirol</text:span>, <text:span text:style-name="T2">Schleswig-Holstein Festival</text:span>,  <text:span text:style-name="T2">Festival van Vlaanderen</text:span>,  <text:span text:style-name="T2">Festival de Saintes, Campos do Jordao(Brésil),</text:span> <text:span text:style-name="T2">Festival de Saintes(F)</text:span>, ... Verder vormt hij vaste duo’s met fluitist Toon Fret, klarinettist Benjamin Dieltjens, hoboïst Eric Speller en violiste Miki Tsunoda. Thomas Dieltjens is leraar kamermuziek aan het <text:span text:style-name="T2">Koninklijk  Conservatorium Brussel </text:span>sedert 1992.</text:p>
      </text:section>
      <text:section text:style-name="Sect1" text:name="magicdomid387">
        <text:p text:style-name="Standard"> </text:p>
      </text:section>
      <text:section text:style-name="Sect1" text:name="magicdomid388">
        <text:p text:style-name="Standard">Fotografe <text:span text:style-name="T1">Mirjam Devriendt (link naar info)</text:span> maakte <text:span text:style-name="T5">een fotoboek van het evenement.</text:span> (link fotoboek)</text:p>
      </text:section>
      <text:section text:style-name="Sect1" text:name="magicdomid389">
        <text:p text:style-name="Standard"> </text:p>
      </text:section>
      <text:section text:style-name="Sect1" text:name="magicdomid390">
        <text:p text:style-name="Standard"><text:soft-page-break/><text:span text:style-name="T1">(link info) Mirjam Devriendt</text:span> is fotografe en woont in Brussel. Ze maakt sinds 2000 foto's van de werken van Berlinde De Bruyckere en werkte mee aan haar volgende publicaties <text:span text:style-name="T2">één</text:span>, <text:span text:style-name="T2">en alles is aaneengenaaid</text:span>, <text:span text:style-name="T2">poten worden bomen</text:span>, <text:span text:style-name="T2">in flanders fields</text:span>, <text:span text:style-name="T2">Schmerzensmann</text:span> en <text:span text:style-name="T2">In the woods there were Chainsaws</text:span>. Ze werkt ook reeds lang samen met choreograaf en danser Vincent Dunoyer; werkte mee aan het muziektheater <text:span text:style-name="T2">Waar is mijn ziel</text:span> onder regie van Caroline Petrick; werkt ook voor kunstenaars zoals Peter Buggenhout, Johan Tahon en maakt foto's voor Jan Michiels, Collegium Vocale, Ictus... Ze geeft les fotografie aan de Academie voor Beeldende Kunsten te Anderlecht.</text:p>
      </text:section>
      <text:section text:style-name="Sect1" text:name="magicdomid391">
        <text:p text:style-name="Standard"> </text:p>
      </text:section>
      <text:section text:style-name="Sect1" text:name="magicdomid392">
        <text:p text:style-name="Standard">Ken Van Leekwyck en Bas Kuypers, studenten aan het <text:span text:style-name="T1">RITS </text:span>binnen de opleiding Televisie &amp; Film, realiseerden onder leiding van Vincent Rouffaer en Geert Van Goethem, een volledige <text:span text:style-name="T5">audiovisuele opname</text:span> (link naar film – via youtube?) van het evenement.</text:p>
      </text:section>
      <text:section text:style-name="Sect1" text:name="magicdomid393">
        <text:p text:style-name="Standard"> </text:p>
      </text:section>
      <text:section text:style-name="Sect1" text:name="magicdomid394">
        <text:p text:style-name="P1">SIDEWAYS </text:p>
      </text:section>
      <text:section text:style-name="Sect1" text:name="magicdomid395">
        <text:p text:style-name="Standard"> </text:p>
      </text:section>
      <text:section text:style-name="Sect1" text:name="magicdomid396">
        <text:p text:style-name="Standard">De ruggengraat van het Sideways festival bestaat uit een 4 weken durende wandeltocht door België, van west naar oost, van 17 augustus tot 17 september 2012. Tijdens 5 opeenvolgende weekends houdt de wandelkaravaan halt op 5 festivalplekken: Menen (19/8), Herzele (25-26/8), Brussel (1-2/9), Turnhout (8-9/9) en Zutendaal (15-16/9). </text:p>
      </text:section>
      <text:section text:style-name="Sect1" text:name="magicdomid397">
        <text:p text:style-name="Standard"> </text:p>
      </text:section>
      <text:section text:style-name="Sect1" text:name="magicdomid398">
        <text:p text:style-name="Standard">Op deze knooppunten komen verschillende bewegings- en verhaallijnen samen. Hier condenseert zich het eigenlijke artistieke programma van Sideways, met telkens een reeks interventies, performances, wandelingen en walkshops.</text:p>
      </text:section>
      <text:section text:style-name="Sect1" text:name="magicdomid399">
        <text:p text:style-name="Standard">Een ezel uitgerust met multimedia apparatuur. Een beeldend kunstenaar die al wandelend schildert. Eetbare planten ontdekken langs trage wegen. Dit zijn maar enkele van de meer dan 30 artistieke projecten uit het programma van Sideways, een interdisciplinair kunsten- en cultuurfestival op weg en onderweg. Een initiatief op het snijvlak van ecologie en cultuur.</text:p>
      </text:section>
      <text:section text:style-name="Sect1" text:name="magicdomid400">
        <text:p text:style-name="Standard"> </text:p>
      </text:section>
      <text:section text:style-name="Sect1" text:name="magicdomid401">
        <text:p text:style-name="Standard">Sideways betekent zoveel als zijwaarts, terzijde of terloops. Het festival volgt bewust een aantal zijsporen. Buiten de museum- en universiteitsmuren opent het een artistiek onderzoek naar de culturele betekenis van het onderweg zijn. Niet als bestuurder of passagier, maar te voet. Trage wegen vormen het uitgangspunt: in de marge van de auto-infrastructuur verkennen artiesten en publiek een wirwar van wandelpaden, veldwegen, steegjes, doorsteekjes, looplijnen en binnenpaden.</text:p>
      </text:section>
      <text:section text:style-name="Sect1" text:name="magicdomid402">
        <text:p text:style-name="Standard"> </text:p>
      </text:section>
      <text:section text:style-name="Sect1" text:name="magicdomid403">
        <text:p text:style-name="Standard">Ontmoeting, avontuur en verstrooiing. Ruimte om spelenderwijs verloren te lopen. Kansen voor natuur in het verstedelijkte en versnipperde België. Trage wegen zijn veel meer dan verbindingen om zich van punt A naar punt B te verplaatsen. Sideways ziet de weg niet als een afstand die snel overbrugd dient te worden. Sideways poneert geen bestemmingen; enkel variaties van stilstand en beweging. </text:p>
      </text:section>
      <text:section text:style-name="Sect1" text:name="magicdomid404">
        <text:p text:style-name="Standard"> </text:p>
      </text:section>
      <text:section text:style-name="Sect1" text:name="magicdomid405">
        <text:p text:style-name="Standard">Kunst op locatie, maar dan langs (bewegings)lijnen, eerder dan op welbepaalde plekken. Onmonumentale interventies verschijnen en verdwijnen zoals ze gekomen zijn. Op het ritme van de wandelende karavaan ontvouwt zich de Sideways expeditie: terloops, en passant, stap voor stap.</text:p>
      </text:section>
      <text:section text:style-name="Sect1" text:name="magicdomid406">
        <text:p text:style-name="Standard"> </text:p>
      </text:section>
      <text:section text:style-name="Sect1" text:name="magicdomid407">
        <text:p text:style-name="Standard"> </text:p>
      </text:section>
      <text:section text:style-name="Sect1" text:name="magicdomid408">
        <text:p text:style-name="P1"/>
        <text:h text:style-name="P13" text:outline-level="2">portaal van de stilte</text:h>
      </text:section>
      <text:section text:style-name="Sect1" text:name="magicdomid409">
        <text:p text:style-name="Standard"> </text:p>
      </text:section>
      <text:section text:style-name="Sect1" text:name="magicdomid410">
        <text:p text:style-name="Standard">www.portaalvandestilte.be is de digitale ontmoetingsplaats van waerbeke, de sociaal-culturele beweging rond stilte &amp; leefkwaliteit in Vlaanderen &amp; Brussel. waerbeke is al enkele jaren in binnen- en buitenland actief als sociaal-culturele beweging rond voormelde thematiek. waerbeke beschikt over een uitgebreid netwerk van ervaringsdeskundigen en experts binnen verschillende beleidsdomeinen en over diverse bestuurlijke niveaus heen. Tegelijk inspireert de oganisatie tal van praktijkgemeenschappen rond stilte en rust in Vlaanderen en Brussel. waerbeke stimuleerde en begeleidde de voorbije tien jaar het Vlaamse stiltegebiedenbeleid.</text:p>
      </text:section>
      <text:section text:style-name="Sect1" text:name="magicdomid411">
        <text:p text:style-name="Standard">portaal van de stilte wil als communicatie-instrument bijdragen tot een groter, meerzinnig bewustzijn van stiltebeleving en samen met alle betrokken sectoren en actoren de verbondenheid rond stilte, rust, ruimte en leefkwaliteit verhogen.</text:p>
      </text:section>
      <text:section text:style-name="Sect1" text:name="magicdomid412">
        <text:p text:style-name="Standard"> </text:p>
      </text:section>
      <text:section text:style-name="Sect1" text:name="magicdomid413">
        <text:p text:style-name="P1"/>
        <text:h text:style-name="P12" text:outline-level="1">Community</text:h>
      </text:section>
      <text:section text:style-name="Sect1" text:name="magicdomid414">
        <text:p text:style-name="Standard"> </text:p>
      </text:section>
      <text:section text:style-name="Sect1" text:name="magicdomid415">
        <text:p text:style-name="Standard"><text:span text:style-name="T3">bessst</text:span><text:span text:style-name="T1">-erfgoedgemeenschap is een praktijkgemeenschap </text:span>(of <text:span text:style-name="T2">bessst</text:span>-community; Eng. ‘community of practice’) van mensen die stilte en leefkwaliteit in Brussel wensen te koesteren en te bevorderen. De <text:span text:style-name="T2">bessst</text:span>-praktijkgemeenschap verenigt <text:span text:style-name="T5">stiltevrienden</text:span> en <text:span text:style-name="T5">stiltebemiddelaars</text:span>. Zij zijn de levende ‘dragers’ van een stiltepraktijk in de stad.</text:p>
        <text:p text:style-name="Standard"/>
      </text:section>
      <text:section text:style-name="Sect1" text:name="magicdomid416">
        <text:p text:style-name="Standard">De <text:span text:style-name="T2">bessst</text:span>-webstek is een belangrijk instrument binnen de <text:span text:style-name="T2">besss</text:span>t-community. De portaalsite wil al wie geïnteresseerd is en de leden van de praktijkgemeenschap informeren en inspireren bij de ontwikkeling van hun eigen stiltepraktijk. Tegelijk is de webstek bedoeld als platform waar mensen elkaar kunnen vinden om ideeën uit te wisselen of samen projecten op te zetten. De <text:span text:style-name="T2">bessst</text:span>-praktijk­gemeen­schap maakt het verbindend vermogen van stilte zichtbaar.</text:p>
        <text:p text:style-name="Standard"/>
      </text:section>
      <text:section text:style-name="Sect1" text:name="magicdomid417">
        <text:p text:style-name="Standard">De <text:span text:style-name="T2">bessst-</text:span>community ontwikkelt zich in eerste instantie rond de notie van ‘stilte als cultureel erfgoed’ in Brussel.</text:p>
      </text:section>
      <text:section text:style-name="Sect1" text:name="magicdomid418">
        <text:p text:style-name="Standard"><text:span text:style-name="T3"/></text:p>
        <text:p text:style-name="Standard"><text:span text:style-name="T3">bessst</text:span><text:span text:style-name="T1">-vrienden </text:span>(of stiltevrienden) zijn individuen die – los van formele kaders of structuren – waarde hechten aan leefkwaliteit &amp; stilte in Brussel. Zij koesteren stilte en rust in hun eigen leef- en werkomgeving en trachten die te vrijwaren. Zij dragen <text:span text:style-name="T2">bessst</text:span> een warm hart toe en zijn actieve volgers van de <text:span text:style-name="T2">bessst</text:span>-initiatieven en projecten. De <text:span text:style-name="T2">bessst</text:span>-vrienden getuigen van het belang van rust, vertraging en aandacht in het dagelijkse leven.</text:p>
        <text:p text:style-name="Standard"/>
      </text:section>
      <text:section text:style-name="Sect1" text:name="magicdomid419">
        <text:p text:style-name="Standard"><text:span text:style-name="T3">bessst</text:span><text:span text:style-name="T1">-bemiddelaars </text:span>(of stiltebemiddelaars) hebben binnen hun professionele opdracht meer dan gewone aandacht voor het vrijwaren van stilte en rust in Brussel. Soms zijn ze als beleidsverantwoordelijken of ambtenaren bin­nen een welbe­paald beleidsdomein met stilte, rust en ruimte aan de slag. Of ze zijn actief binnen so­ciaal-cul­turele organisaties, vormings­in­stellingen, bedrijven of burgerinitiatieven, professioneel of vrijwillig. </text:p>
      </text:section>
      <text:section text:style-name="Sect1" text:name="magicdomid420">
        <text:p text:style-name="Standard"><text:span text:style-name="T2">bessst</text:span>-bemiddelaars vertalen hun engagement en interesse in stiltepraktijken in concrete projecten, die zij samen met andere partners opzetten. Deze <text:span text:style-name="T2">bessst</text:span>-projecten kunnen alle vormen aannemen, maar hebben liefst een link met de notie van ‘stilte als cultureel erfgoed’ in de stad. </text:p>
      </text:section>
      <text:section text:style-name="Sect1" text:name="magicdomid421">
        <text:p text:style-name="Standard"><text:span text:style-name="T2">bessst</text:span>-bemiddelaars vormen een noodzakelijke schakel naar het brede pu­bliek. </text:p>
      </text:section>
      <text:section text:style-name="Sect1" text:name="magicdomid422">
        <text:p text:style-name="P1"/>
        <text:h text:style-name="Heading_20_2" text:outline-level="2">FORMULIER MELD JE AAN</text:h>
      </text:section>
      <text:section text:style-name="Sect1" text:name="magicdomid426">
        <text:p text:style-name="Standard">Naam:</text:p>
      </text:section>
      <text:section text:style-name="Sect1" text:name="magicdomid428">
        <text:p text:style-name="Standard">Emailadres:</text:p>
      </text:section>
      <text:section text:style-name="Sect1" text:name="magicdomid429">
        <text:p text:style-name="Standard"/>
      </text:section>
      <text:section text:style-name="Sect1" text:name="magicdomid431">
        <text:p text:style-name="Standard">Ik sluit me aan bij de bessst-vrienden en maak deel uit van de bessst-erfgoedgemeenschap. Mijn naam mag toegevoegd worden aan de resonantielijst en gepubliceerd worden op de website. Als bessst-vriend ontvang ik de digitale nieuwsbrief en uitnodigingen voor bessst-projecten of –initiatieven</text:p>
      </text:section>
      <text:section text:style-name="Sect1" text:name="magicdomid435">
        <text:p text:style-name="Standard"/>
      </text:section>
      <text:section text:style-name="Sect1" text:name="magicdomid436">
        <text:p text:style-name="Standard">Ik wil graag een project organiseren rond stilte in Brussel en zoek een partner</text:p>
      </text:section>
      <text:section text:style-name="Sect1" text:name="magicdomid441">
        <text:p text:style-name="Standard"/>
      </text:section>
      <text:section text:style-name="Sect1" text:name="magicdomid442">
        <text:p text:style-name="Standard">Ik wil op de hoogte blijven van de bessst-initiatieven in Brussel. Ik ontvang graag de nieuwsbrief en uitnodigingen voor bessst-projecten en -initiatieven</text:p>
      </text:section>
      <text:section text:style-name="Sect1" text:name="magicdomid447">
        <text:p text:style-name="Standard"/>
      </text:section>
      <text:section text:style-name="Sect1" text:name="magicdomid448">
        <text:p text:style-name="Standard">Stuur dit formulier naar christel@bessst.be of bel naar 0474 920 112</text:p>
      </text:section>
      <text:section text:style-name="Sect1" text:name="magicdomid449">
        <text:p text:style-name="Standard"><text:soft-page-break/></text:p>
      </text:section>
      <text:section text:style-name="Sect1" text:name="magicdomid454">
        <text:p text:style-name="Standard"><text:span text:style-name="T1">Europese kaderconventie over de bijdrage van erfgoed aan de samenleving</text:span></text:p>
      </text:section>
      <text:section text:style-name="Sect1" text:name="magicdomid455">
        <text:p text:style-name="P1">Faro 2005</text:p>
      </text:section>
      <text:section text:style-name="Sect1" text:name="magicdomid456">
        <text:p text:style-name="Standard"><text:span text:style-name="T1">Bénédicte Selfslagh</text:span>, <text:span text:style-name="T2">voormalig voorzitter van het Erfgoedcomité van de Raad van Europa (Straatsburg) en lid van het dagelijks bestuur van icomos (Parijs)</text:span></text:p>
      </text:section>
      <text:section text:style-name="Sect1" text:name="magicdomid457">
        <text:p text:style-name="Standard"><text:line-break/></text:p>
      </text:section>
      <text:section text:style-name="Sect1" text:name="magicdomid458">
        <text:p text:style-name="Standard"/>
      </text:section>
      <text:section text:style-name="Sect1" text:name="magicdomid470">
        <text:p text:style-name="P4">grafmonument, Abuqir (Egypte) naar het voorbeeld van de vuurtoren op het eiland Pharos voor Alexandrië, één van de zeven wereldwonderen van de Oudheid, ca. 270 v.Chr.</text:p>
      </text:section>
      <text:section text:style-name="Sect1" text:name="magicdomid471">
        <text:p text:style-name="Standard"/>
      </text:section>
      <text:section text:style-name="Sect1" text:name="magicdomid472">
        <text:p text:style-name="Standard">Aan het begin van de 21ste eeuw probeert de internationale gemeenschap via tal van multilaterale verdragen en conventies een basis te leggen om op een duurzame en menswaardige manier een gemeenschappelijke toekomst uit te bouwen. Daarbij staan erfgoed en culturele diversiteit volop in de schijnwerpers. Denken we maar aan de Unesco-conventie voor de bescherming en de bevordering van de culturele diversiteit van 20 oktober 2005. Ook de conventie voor de vrijwaring van het immateriële erfgoed van 2003 kan worden beschouwd als een logische en noodzakelijke aanvulling op de Unesco-conventie voor de bescherming van het cultureel en natuurlijk werelderfgoed uit 1972.</text:p>
      </text:section>
      <text:section text:style-name="Sect1" text:name="magicdomid473">
        <text:p text:style-name="Standard">Ook Europa laat zich in dit domein niet onbetuigd, zoals uit deze bijdrage moge blijken. Aansluitend bij verschillende conventies die bepaalde domeinen van het erfgoed bestrij- ken – zoals architectuur (Granada, 1985), archeologie (La Valetta, 1992) en landschappen (Firenze, 2000) – keurde de Raad van Europa op 27 oktober 2005 in het Portugese Faro een Kaderconventie goed over de bijdrage van cultureel erfgoed aan de samenleving.</text:p>
        <text:p text:style-name="Standard"/>
      </text:section>
      <text:section text:style-name="Sect1" text:name="magicdomid474">
        <text:p text:style-name="Standard">De meest recente internationale overeenkomsten scharen zich alle rond een zelfde basisgedachte: misschien kunnen culturele diversiteit en de vele verschijningsvormen van erfgoed alsnog een dam werpen tegen de verschralende werking van economische globalisering, die volledig drijft op marktlogica’s en consumptie.</text:p>
      </text:section>
      <text:section text:style-name="Sect1" text:name="magicdomid475">
        <text:p text:style-name="Standard"/>
      </text:section>
      <text:section text:style-name="Sect1" text:name="magicdomid476">
        <text:p text:style-name="P1">De Raad van Europa</text:p>
      </text:section>
      <text:section text:style-name="Sect1" text:name="magicdomid477">
        <text:p text:style-name="Standard">Kort na de Tweede Wereldoorlog werd de Raad van Europa opgericht. Ze zetelt in Straatsburg. De drieënveertig landen die er op dit moment deel van uitmaken, streven vooral naar een grotere onderlinge eenheid door middel van samenwerking op economisch, sociaal, cultureel, wetenschappelijk en juridisch vlak. Het belangrijkste orgaan van de Raad is het Comité van ministers dat is samengesteld uit de ministers van Buitenlandse Zaken van alle lidstaten. De bevoegdheden van dit comité zijn echter beperkt: het kan geen bindende beslui- ten nemen, maar doet wel aanbevelingen aan de regeringen van de aangesloten landen.</text:p>
        <text:p text:style-name="Standard"/>
      </text:section>
      <text:section text:style-name="Sect1" text:name="magicdomid478">
        <text:p text:style-name="Standard">In het licht van het toenemende belang en de invloed van de Europese Commissie en het Europese Parlement speelt de Raad van Europa een bescheiden rol. Ze biedt vandaag vooral een zinvol en nuttig platform voor overleg en samenwerking. Als ze aanstuurt op formele overeenkomsten, gaat de Raad ervan uit dat die een handig hulpmiddel kunnen zijn om principes en afspraken vanuit de basis vast te leggen met het oog op (gemeenschappelijke) actie. Conventies zijn in de regel steeds het resultaat van interactie tussen wat er leeft in de samenleving en het beleidsniveau, niet van bovenaf opgelegd. Ze vragen om een aangepaste wettelijke vertaling en uitvoeringsmodaliteiten binnen elke nationale context.</text:p>
      </text:section>
      <text:section text:style-name="Sect1" text:name="magicdomid479">
        <text:p text:style-name="Standard"/>
        <text:p text:style-name="Standard"/>
      </text:section>
      <text:section text:style-name="Sect1" text:name="magicdomid480">
        <text:p text:style-name="Standard">Vooral de recente Europese Kaderconventie verdient bijzondere aandacht van beleidsmakers en van <text:soft-page-break/>iedereen die op een of andere manier bij de recente ontwikkelingen in het ruime erfgoedveld betrokken is. Dit document bevat allerlei nieuwe inzichten en legt verrassende verbanden tussen diverse erfgoedaspecten én de samenleving. Hierbij speelt ook de omgeving – ruimtelijk, cultuurhistorisch en sociaal – een cruciale rol.</text:p>
      </text:section>
      <text:section text:style-name="Sect1" text:name="magicdomid481">
        <text:p text:style-name="Standard"/>
      </text:section>
      <text:section text:style-name="Sect1" text:name="magicdomid482">
        <text:p text:style-name="P1">De Europese Kaderconventie</text:p>
      </text:section>
      <text:section text:style-name="Sect1" text:name="magicdomid483">
        <text:p text:style-name="Standard">De Faro-conventie over de bijdrage van cultureel erfgoed aan de samenleving vult niet alleen de bestaande erfgoedconventies van de Raad van Europa aan, het gaat ook veel verder. Het biedt in de eerste plaats een conceptueel maar zeer bruikbaar kader om in alle Europese lidstaten een vernieuwend, toekomstgericht erfgoedbeleid mee te helpen ontwikkelen. Cultureel erfgoed wordt omschreven als een onvervangbaar, niet te vervreemden ‘hoeveelheid (hulp)bronnen, uit het verleden overgeërfd, waarmee mensen zich identificeren, los van het bezit ervan. Deze rijkdom beschouwen ze als de weerspiegeling en de uitdrukking van hun voortdurend evoluerende waarden, levensovertuigingen, kennis en tradities. Het omvat alle omgevingsaspecten zoals ze ontstaan zijn door de wisselwerking van mensen en plaatsen doorheen de tijd’. Deze definitie is erg ruim. Cultureel erfgoed wordt benaderd als een dynamisch en integraal gegeven dat ruimtelijk is verankerd en dat een bijdrage kan leveren om andere maatschappelijke doelen te bereiken.</text:p>
      </text:section>
      <text:section text:style-name="Sect1" text:name="magicdomid484">
        <text:p text:style-name="Standard"/>
      </text:section>
      <text:section text:style-name="Sect1" text:name="magicdomid485">
        <text:p text:style-name="Standard">Deze overeenkomst beklemtoont op een boeiende ma- nier het verbindende, gemeenschapsvormende vermogen van erfgoed. Erfgoed is bovendien geen (af)gesloten geheel van concrete dingen of fenomenen, maar een open, door elk individu of gemeenschap telkens weer te construeren en in te vullen <text:span text:style-name="T2">werkelijkheid. </text:span>Het is ingebed in het leven alledag en bepaalt mee de leefkwaliteit van de mens en alle andere natuurverschijnselen. Erfgoed kan trouwens bijdragen tot duurzame ontwikkeling, culturele diversiteit en conflictbe- heersing. Voorts lanceert de Kaderconventie de nieuwe notie <text:span text:style-name="T3">erfgoedgemeenschap</text:span><text:span text:style-name="T2">, </text:span>die bestaat uit ‘personen die waarde hechten aan specifieke aspecten van cultureel erfgoed die ze, in het kader van publieke actie, wensen te behouden en aan toekomstige generaties over te dragen’.</text:p>
      </text:section>
      <text:section text:style-name="Sect1" text:name="magicdomid486">
        <text:p text:style-name="Standard"/>
      </text:section>
      <text:section text:style-name="Sect1" text:name="magicdomid487">
        <text:p text:style-name="Standard">Globaal gezien is er een ontwikkeling merkbaar van de <text:span text:style-name="T2">rechten van het erfgoed </text:span>naar het <text:span text:style-name="T2">recht op erfgoed. </text:span>Er is duidelijk een accentverschuiving van het erfgoed zelf naar de maatschappelijke beleving en waardering ervan. Als in vorige Europese erfgoedconventies de nadruk eerder lag op <text:span text:style-name="T2">hoe </text:span>men met cultureel erfgoed diende om te gaan, beschrijft de Kaderovereenkomst vooral <text:span text:style-name="T2">waarom </text:span>en <text:span text:style-name="T2">voor wie </text:span>erfgoedzorg zinvol kan zijn. Het veronderstelt verantwoordelijkheid en engagement, dialoog en inspraak met alle daaruit voortvloeiende rechten en plichten, problemen en uitdagingen. Respect – zowel individueel als collectief – voor het eigen culturele erfgoed en dat van de andere(n), is er één van. Dit is meteen ook een pleidooi voor een bedachtzaam gebruik versus een oneigenlijk gebruik en elke vorm van misbruik, ook vernieling, van erfgoed.</text:p>
      </text:section>
      <text:section text:style-name="Sect1" text:name="magicdomid488">
        <text:p text:style-name="Standard"/>
      </text:section>
      <text:section text:style-name="Sect1" text:name="magicdomid492">
        <text:p text:style-name="Standard"/>
      </text:section>
      <text:section text:style-name="Sect1" text:name="magicdomid493">
        <text:p text:style-name="P3"/>
        <text:p text:style-name="P9">teksten achter de icoontjes op homepage</text:p>
      </text:section>
      <text:section text:style-name="Sect1" text:name="magicdomid494">
        <text:p text:style-name="P3">met daar telkens projecten aan verbonden</text:p>
      </text:section>
      <text:section text:style-name="Sect1" text:name="magicdomid495">
        <text:p text:style-name="Standard"> </text:p>
      </text:section>
      <text:section text:style-name="Sect1" text:name="magicdomid496">
        <text:h text:style-name="Heading_20_2" text:outline-level="2">TRAAG, LANGZAAM VERKEER</text:h>
      </text:section>
      <text:section text:style-name="Sect1" text:name="magicdomid497">
        <text:p text:style-name="Standard">In een dichtbevolkte stad als Brussel staan mobiliteit en leefbaarheid op gespannen voet tot elkaar. Vooral de overlast door het gemotoriseerde verkeer, de overbezette trein­ver­binding op de noord-zuid­as en het tekort aan efficiënt openbaar vervoer leiden dagelijks tot verkeersproblemen, chaos en stress.</text:p>
      </text:section>
      <text:section text:style-name="Sect1" text:name="magicdomid498">
        <text:p text:style-name="Standard"> </text:p>
      </text:section>
      <text:section text:style-name="Sect1" text:name="magicdomid499">
        <text:p text:style-name="Standard"><text:span text:style-name="T2">bessst</text:span> wil het trage, langzame verkeer in de stad mee helpen onderbouwen door het ge­bruik van (be­staande) wandel- en fietspaden te stimuleren. Dit creëert niet alleen een rus­tigere, aange­na­mere leef­omgeving en -ritme, maar prikkelt ook de aandacht, de zorg en de ver­won­de­ring voor al wat leeft.</text:p>
      </text:section>
      <text:section text:style-name="Sect1" text:name="magicdomid500">
        <text:p text:style-name="Standard"> </text:p>
      </text:section>
      <text:section text:style-name="Sect1" text:name="magicdomid501">
        <text:h text:style-name="Heading_20_2" text:outline-level="2">GROEN EN OPEN RUIMTE VOOR IEDEREEN</text:h>
      </text:section>
      <text:section text:style-name="Sect1" text:name="magicdomid502">
        <text:p text:style-name="Standard">Al zijn stilte- en rustbeleving niet noodzakelijk plaatsgebonden, toch heeft elke grootstad nood aan voldoende waterpartijen en groene zones (tuinen, parken, bos). Om terug op adem te komen, en het lawaai en de drukte even te ontvluchten. De afwezigheid van een structuurbepalend natuurlijk element – zoals een stroom of rivier – maakt van Brussel een extra complexe metropool. Bovendien is de (openbare) groenvoorziening zeer ongelijk verdeeld tussen de eerder resi­den­tiële bo­venstad en de urbanistisch vrij gehavende, sociaal-economisch minder ont­wikkelde beneden­stad.</text:p>
      </text:section>
      <text:section text:style-name="Sect1" text:name="magicdomid503">
        <text:p text:style-name="Standard"> </text:p>
      </text:section>
      <text:section text:style-name="Sect1" text:name="magicdomid504">
        <text:p text:style-name="Standard"><text:span text:style-name="T2">bessst</text:span> wil meewerken aan de ontwikkeling van Brussel als woonstad met meer voor (ie­dereen bereikbaar en genietbaar) groen en open ruimte. </text:p>
      </text:section>
      <text:section text:style-name="Sect1" text:name="magicdomid505">
        <text:p text:style-name="Standard"> </text:p>
      </text:section>
      <text:section text:style-name="Sect1" text:name="magicdomid506">
        <text:h text:style-name="Heading_20_2" text:outline-level="2">BETEKENISVOL ERFGOED VANDAAG</text:h>
      </text:section>
      <text:section text:style-name="Sect1" text:name="magicdomid507">
        <text:p text:style-name="Standard">Brussel is vele steden tegelijk en een stad vol fragmenten. Letterlijk en figuurlijk. Meer­voudige hoofdstad en hoofdstedelijk gewest. Getuigenissen uit verschillende tijd­per­ken, mensen uit diverse culturen, vroeger en nu, alle met hun eigen realiteit, ideeën en dro­men, versmel­ten er tot een eigentijdse, kosmopoli­ti­sche metropool. Brussel is een zeer ge­laagde, gediversifieerde stad met vele gezichten.</text:p>
      </text:section>
      <text:section text:style-name="Sect1" text:name="magicdomid508">
        <text:p text:style-name="Standard">In die grootstedelijke context kunnen karaktervolle (erf­goed)­plek­ken fungeren als betekenis­volle, sym­boolgeladen oases in de stad.</text:p>
      </text:section>
      <text:section text:style-name="Sect1" text:name="magicdomid509">
        <text:p text:style-name="Standard"> </text:p>
      </text:section>
      <text:section text:style-name="Sect1" text:name="magicdomid510">
        <text:p text:style-name="Standard"><text:span text:style-name="T2">bessst</text:span> wil (erfgoed)projecten mee helpen opzetten, die uitgaan van de verborgen histo­rische rijk­dom en culturele ver­scheidenheid van Brussel. Door even stil te staan krijg je zicht op de gelaagdheid van de stad. ‘Sur place’ ontdek je de ‘verticale’ kracht die he­den, verleden en toekomst samenbrengt.</text:p>
      </text:section>
      <text:section text:style-name="Sect1" text:name="magicdomid511">
        <text:p text:style-name="Standard"><text:span text:style-name="T2">bessst</text:span> schenkt speciale aandacht aan initiatieven die oud en nieuw op een creatieve manier met elkaar verbinden. </text:p>
      </text:section>
      <text:section text:style-name="Sect1" text:name="magicdomid512">
        <text:p text:style-name="Standard"> </text:p>
      </text:section>
      <text:section text:style-name="Sect1" text:name="magicdomid513">
        <text:h text:style-name="Heading_20_2" text:outline-level="2">KLANKEN VAN DE STAD</text:h>
      </text:section>
      <text:section text:style-name="Sect1" text:name="magicdomid514">
        <text:p text:style-name="Standard">Hoe klinkt de stem van de stad? Net zoals bij elk individu leeft die stem onzichtbaar, on­tastbaar. Wie op zoek gaat naar stilte, rust en ruimte, maakt als het ware een reis door het ‘zintuiglijke landschap’ van het moeilijk te definiëren, levende organisme dat Brussel is. Heel wat wetenschappers en kunstenaars vinden elkaar in een zelfde interesse of fascinatie. In hun speurtocht ontdekken ze de (akoestische) <text:soft-page-break/>complexiteit en eigenheid van de heden­daagse grootstad.</text:p>
      </text:section>
      <text:section text:style-name="Sect1" text:name="magicdomid515">
        <text:p text:style-name="Standard"> </text:p>
      </text:section>
      <text:section text:style-name="Sect1" text:name="magicdomid516">
        <text:p text:style-name="Standard"><text:span text:style-name="T2">bessst</text:span> vindt het belangrijk en zinvol om de stedelijke geluidslandschappen in kaart te brengen. Het wil ook een vruchtbare ontmoeting en wisselwerking tussen creativiteit en wetenschap­pelijk onderzoek stimuleren rond thema’s zoals lawaai, geluid, stilte, rust…</text:p>
      </text:section>
      <text:section text:style-name="Sect1" text:name="magicdomid517">
        <text:p text:style-name="Standard"> </text:p>
      </text:section>
      <text:section text:style-name="Sect1" text:name="magicdomid518">
        <text:p text:style-name="Standard"> </text:p>
      </text:section>
      <text:section text:style-name="Sect1" text:name="magicdomid519">
        <text:h text:style-name="Heading_20_2" text:outline-level="2">ADEMEN, SPELEN, ONTDEKKEN…</text:h>
      </text:section>
      <text:section text:style-name="Sect1" text:name="magicdomid520">
        <text:p text:style-name="Standard">Het stiltethema laat zich niet zomaar benaderen of omschrijven. Alleen vanuit het delen van individuele beleving kan een gemeenschappelijke noemer worden gevonden. Stilte en rust staan voor een ontvankelijke houding, zorgzame aandacht, luis­ter­be­reid­heid en (wederzijds) respect.</text:p>
      </text:section>
      <text:section text:style-name="Sect1" text:name="magicdomid521">
        <text:p text:style-name="Standard">Stilte- en erfgoedbeleving zijn bedreigd in de grootstad. Ze staan vaak op zich en missen context, ‘ruimte rondom’. </text:p>
      </text:section>
      <text:section text:style-name="Sect1" text:name="magicdomid522">
        <text:p text:style-name="Standard"> </text:p>
      </text:section>
      <text:section text:style-name="Sect1" text:name="magicdomid523">
        <text:p text:style-name="Standard"><text:span text:style-name="T2">bessst</text:span> wil onderzoeken of stilte en rust het rijke culturele erfgoed van Brussel (extra) adem- of speelruimte kan geven. Hoe kunnen we de dingen zelf ‘tot spreken’ bren­gen, zodat ze niet (langer) ‘ter sprake’ hoeven gebracht. In de plaats van ze ‘van bui­tenaf’ te duiden, kunnen we ze ‘van binnenuit’ laten beleven. </text:p>
      </text:section>
      <text:section text:style-name="Sect1" text:name="magicdomid524">
        <text:p text:style-name="Standard"><text:span text:style-name="T2">bessst</text:span> is op zoek naar gidsen en bemiddelaars die (nieuwe) bewoners en be­zoekers van Brussel, jongeren en volwassenen ‘in stilte’ op sleeptouw kunnen nemen.</text:p>
      </text:section>
      <text:section text:style-name="Sect1" text:name="magicdomid525">
        <text:p text:style-name="Standard"> </text:p>
      </text:section>
      <text:section text:style-name="Sect1" text:name="magicdomid526">
        <text:p text:style-name="Standard"> </text:p>
      </text:section>
      <text:section text:style-name="Sect1" text:name="magicdomid527">
        <text:h text:style-name="Heading_20_2" text:outline-level="2">WERKPLAATSEN VOOR STILTE EN RUST</text:h>
      </text:section>
      <text:section text:style-name="Sect1" text:name="magicdomid528">
        <text:p text:style-name="Standard">Stilte en rust staan ook voor kwaliteitsvolle communicatie met aandacht voor traagte, ver­langzaming en tijdloze momenten die mogen duren. Stilte en rust kunnen de basis zijn voor (artistieke) expressie, leerprocessen, ontmoeting, empathie, verzoening… Een stad als Brussel heeft nood aan ‘vrijplaatsen’ met ruimte voor meerstemmigheid, experiment, on­derzoek…</text:p>
      </text:section>
      <text:section text:style-name="Sect1" text:name="magicdomid529">
        <text:p text:style-name="Standard"> </text:p>
      </text:section>
      <text:section text:style-name="Sect1" text:name="magicdomid530">
        <text:p text:style-name="Standard"><text:line-break/></text:p>
      </text:section>
      <text:section text:style-name="Sect1" text:name="magicdomid531">
        <text:p text:style-name="P1"/>
        <text:h text:style-name="P12" text:outline-level="1">Resonantielijst bessst-erfgoedgemeenschap</text:h>
      </text:section>
      <text:section text:style-name="Sect1" text:name="magicdomid534">
        <text:p text:style-name="P1">Stiltebemiddelaars</text:p>
      </text:section>
      <text:section text:style-name="Sect1" text:name="magicdomid536">
        <text:p text:style-name="Standard">Isabelle Anspach</text:p>
      </text:section>
      <text:section text:style-name="Sect1" text:name="magicdomid540">
        <text:p text:style-name="Standard">van Buurenmuseum</text:p>
      </text:section>
      <text:section text:style-name="Sect1" text:name="magicdomid542">
        <text:p text:style-name="Standard">Tim Beernaert </text:p>
      </text:section>
      <text:section text:style-name="Sect1" text:name="magicdomid546">
        <text:p text:style-name="Standard">VGC - kabinet De Lille</text:p>
      </text:section>
      <text:section text:style-name="Sect1" text:name="magicdomid548">
        <text:p text:style-name="Standard">Patrick Bonté</text:p>
      </text:section>
      <text:section text:style-name="Sect1" text:name="magicdomid552">
        <text:p text:style-name="Standard">Brigittines</text:p>
      </text:section>
      <text:section text:style-name="Sect1" text:name="magicdomid554">
        <text:p text:style-name="Standard">Sigrid Bousset</text:p>
      </text:section>
      <text:section text:style-name="Sect1" text:name="magicdomid558">
        <text:p text:style-name="Standard">Passa Porta</text:p>
      </text:section>
      <text:section text:style-name="Sect1" text:name="magicdomid560">
        <text:p text:style-name="Standard">Isy Brachot</text:p>
      </text:section>
      <text:section text:style-name="Sect1" text:name="magicdomid564">
        <text:p text:style-name="Standard">Belgisch museum van de Vrijmetselarij</text:p>
      </text:section>
      <text:section text:style-name="Sect1" text:name="magicdomid566">
        <text:p text:style-name="Standard">Bram Bresseleers</text:p>
      </text:section>
      <text:section text:style-name="Sect1" text:name="magicdomid570">
        <text:p text:style-name="Standard">Bibliotheek St-Gillis</text:p>
      </text:section>
      <text:section text:style-name="Sect1" text:name="magicdomid572">
        <text:p text:style-name="Standard">Jan Bulckaen</text:p>
      </text:section>
      <text:section text:style-name="Sect1" text:name="magicdomid576">
        <text:p text:style-name="Standard">Rits-Radio</text:p>
      </text:section>
      <text:section text:style-name="Sect1" text:name="magicdomid578">
        <text:p text:style-name="Standard">Joris Capenberghs</text:p>
      </text:section>
      <text:section text:style-name="Sect1" text:name="magicdomid582">
        <text:p text:style-name="Standard">Waerbeke vzw</text:p>
      </text:section>
      <text:section text:style-name="Sect1" text:name="magicdomid584">
        <text:p text:style-name="Standard">Cath<text:span text:style-name="T7">e</text:span>rine Dardenne</text:p>
      </text:section>
      <text:section text:style-name="Sect1" text:name="magicdomid588">
        <text:p text:style-name="Standard">BITC</text:p>
      </text:section>
      <text:section text:style-name="Sect1" text:name="magicdomid590">
        <text:p text:style-name="Standard">Els De Greef</text:p>
      </text:section>
      <text:section text:style-name="Sect1" text:name="magicdomid594">
        <text:p text:style-name="P7">VGC - Kunsten en Erfgoed - <text:span text:style-name="T2">Besss</text:span>t/coproductie</text:p>
      </text:section>
      <text:section text:style-name="Sect1" text:name="magicdomid596">
        <text:p text:style-name="Standard">Ann De Vyvere</text:p>
      </text:section>
      <text:section text:style-name="Sect1" text:name="magicdomid600">
        <text:p text:style-name="Standard">Irma Firma</text:p>
      </text:section>
      <text:section text:style-name="Sect1" text:name="magicdomid602">
        <text:p text:style-name="Standard">Clémentine Delahau<text:span text:style-name="T7">t</text:span></text:p>
      </text:section>
      <text:section text:style-name="Sect1" text:name="magicdomid606">
        <text:p text:style-name="Standard">silence radio</text:p>
      </text:section>
      <text:section text:style-name="Sect1" text:name="magicdomid608">
        <text:p text:style-name="Standard">William Deraedt</text:p>
      </text:section>
      <text:section text:style-name="Sect1" text:name="magicdomid612">
        <text:p text:style-name="Standard">mediateljee</text:p>
      </text:section>
      <text:section text:style-name="Sect1" text:name="magicdomid614">
        <text:p text:style-name="Standard">Jochem Devens</text:p>
      </text:section>
      <text:section text:style-name="Sect1" text:name="magicdomid618">
        <text:p text:style-name="Standard">Cactus vzw</text:p>
      </text:section>
      <text:section text:style-name="Sect1" text:name="magicdomid620">
        <text:p text:style-name="Standard">Mirjam Devriendt</text:p>
      </text:section>
      <text:section text:style-name="Sect1" text:name="magicdomid624">
        <text:p text:style-name="Standard">fotograaf</text:p>
      </text:section>
      <text:section text:style-name="Sect1" text:name="magicdomid626">
        <text:p text:style-name="Standard">Ellie D'Hondt</text:p>
      </text:section>
      <text:section text:style-name="Sect1" text:name="magicdomid630">
        <text:p text:style-name="Standard">BrusSense</text:p>
      </text:section>
      <text:section text:style-name="Sect1" text:name="magicdomid632">
        <text:p text:style-name="Standard">Wim Didelez</text:p>
      </text:section>
      <text:section text:style-name="Sect1" text:name="magicdomid636">
        <text:p text:style-name="Standard">Christel Dusoleil</text:p>
      </text:section>
      <text:section text:style-name="Sect1" text:name="magicdomid640">
        <text:p text:style-name="Standard">Waerbeke vzw</text:p>
      </text:section>
      <text:section text:style-name="Sect1" text:name="magicdomid642">
        <text:p text:style-name="Standard">Guy Gypens</text:p>
      </text:section>
      <text:section text:style-name="Sect1" text:name="magicdomid646">
        <text:p text:style-name="Standard">Kaaitheater</text:p>
      </text:section>
      <text:section text:style-name="Sect1" text:name="magicdomid648">
        <text:p text:style-name="Standard">Lisa Heinis</text:p>
      </text:section>
      <text:section text:style-name="Sect1" text:name="magicdomid652">
        <text:p text:style-name="Standard">Bains Connective</text:p>
      </text:section>
      <text:section text:style-name="Sect1" text:name="magicdomid654">
        <text:p text:style-name="Standard">Lien</text:p>
      </text:section>
      <text:section text:style-name="Sect1" text:name="magicdomid656">
        <text:p text:style-name="Standard">Hemerijckx </text:p>
      </text:section>
      <text:section text:style-name="Sect1" text:name="magicdomid658">
        <text:p text:style-name="Standard">ABC</text:p>
      </text:section>
      <text:section text:style-name="Sect1" text:name="magicdomid660">
        <text:p text:style-name="Standard">Dis Huyghe</text:p>
      </text:section>
      <text:section text:style-name="Sect1" text:name="magicdomid664">
        <text:p text:style-name="Standard">Zinneke</text:p>
      </text:section>
      <text:section text:style-name="Sect1" text:name="magicdomid666">
        <text:p text:style-name="Standard">Tim Jansens</text:p>
      </text:section>
      <text:section text:style-name="Sect1" text:name="magicdomid670">
        <text:p text:style-name="Standard"><text:soft-page-break/>Epitaaf</text:p>
      </text:section>
      <text:section text:style-name="Sect1" text:name="magicdomid672">
        <text:p text:style-name="Standard">Séverine Janssen</text:p>
      </text:section>
      <text:section text:style-name="Sect1" text:name="magicdomid676">
        <text:p text:style-name="Standard">BBOT</text:p>
      </text:section>
      <text:section text:style-name="Sect1" text:name="magicdomid678">
        <text:p text:style-name="Standard">Piet Joostens</text:p>
      </text:section>
      <text:section text:style-name="Sect1" text:name="magicdomid682">
        <text:p text:style-name="Standard">Literatuurhuis Passa Porta</text:p>
      </text:section>
      <text:section text:style-name="Sect1" text:name="magicdomid684">
        <text:p text:style-name="Standard">Patrick Jordens</text:p>
      </text:section>
      <text:section text:style-name="Sect1" text:name="magicdomid688">
        <text:p text:style-name="Standard">BDW/Rosas</text:p>
      </text:section>
      <text:section text:style-name="Sect1" text:name="magicdomid690">
        <text:p text:style-name="Standard">Arlette Klauwers</text:p>
      </text:section>
      <text:section text:style-name="Sect1" text:name="magicdomid694">
        <text:p text:style-name="Standard">Korei</text:p>
      </text:section>
      <text:section text:style-name="Sect1" text:name="magicdomid696">
        <text:p text:style-name="Standard">Sarah Kokot</text:p>
      </text:section>
      <text:section text:style-name="Sect1" text:name="magicdomid700">
        <text:p text:style-name="Standard">Arts &amp; Marges Museum </text:p>
      </text:section>
      <text:section text:style-name="Sect1" text:name="magicdomid702">
        <text:p text:style-name="Standard">Bart Leman</text:p>
      </text:section>
      <text:section text:style-name="Sect1" text:name="magicdomid706">
        <text:p text:style-name="Standard">Brusseleer </text:p>
      </text:section>
      <text:section text:style-name="Sect1" text:name="magicdomid708">
        <text:p text:style-name="Standard">Paul Lissens</text:p>
      </text:section>
      <text:section text:style-name="Sect1" text:name="magicdomid712">
        <text:p text:style-name="Standard">Chinamuseum van Scheut</text:p>
      </text:section>
      <text:section text:style-name="Sect1" text:name="magicdomid714">
        <text:p text:style-name="Standard">Ludivine Loiseau</text:p>
      </text:section>
      <text:section text:style-name="Sect1" text:name="magicdomid718">
        <text:p text:style-name="Standard">Constant vzw</text:p>
      </text:section>
      <text:section text:style-name="Sect1" text:name="magicdomid720">
        <text:p text:style-name="Standard">Pauline Loumaye</text:p>
      </text:section>
      <text:section text:style-name="Sect1" text:name="magicdomid724">
        <text:p text:style-name="Standard">Bibliotheca Wittockiana</text:p>
      </text:section>
      <text:section text:style-name="Sect1" text:name="magicdomid726">
        <text:p text:style-name="Standard">Stéphanie Masuy</text:p>
      </text:section>
      <text:section text:style-name="Sect1" text:name="magicdomid730">
        <text:p text:style-name="Standard">Museum van Elsene</text:p>
      </text:section>
      <text:section text:style-name="Sect1" text:name="magicdomid732">
        <text:p text:style-name="Standard">Guido Minne</text:p>
      </text:section>
      <text:section text:style-name="Sect1" text:name="magicdomid736">
        <text:p text:style-name="Standard">Lessius hogeschool</text:p>
      </text:section>
      <text:section text:style-name="Sect1" text:name="magicdomid738">
        <text:p text:style-name="Standard">Luc Mishalle</text:p>
      </text:section>
      <text:section text:style-name="Sect1" text:name="magicdomid742">
        <text:p text:style-name="Standard">met-x</text:p>
      </text:section>
      <text:section text:style-name="Sect1" text:name="magicdomid744">
        <text:p text:style-name="Standard">Ludo Moyersoen</text:p>
      </text:section>
      <text:section text:style-name="Sect1" text:name="magicdomid748">
        <text:p text:style-name="Standard">Micro Marché</text:p>
      </text:section>
      <text:section text:style-name="Sect1" text:name="magicdomid750">
        <text:p text:style-name="Standard">Père Evangelos</text:p>
      </text:section>
      <text:section text:style-name="Sect1" text:name="magicdomid752">
        <text:p text:style-name="Standard">Psallas</text:p>
      </text:section>
      <text:section text:style-name="Sect1" text:name="magicdomid754">
        <text:p text:style-name="Standard">Museum van de Orthodoxe kerk</text:p>
      </text:section>
      <text:section text:style-name="Sect1" text:name="magicdomid756">
        <text:p text:style-name="Standard">Els Rochette</text:p>
      </text:section>
      <text:section text:style-name="Sect1" text:name="magicdomid760">
        <text:p text:style-name="Standard">Globe Aroma</text:p>
      </text:section>
      <text:section text:style-name="Sect1" text:name="magicdomid762">
        <text:p text:style-name="Standard">Bert Schreurs</text:p>
      </text:section>
      <text:section text:style-name="Sect1" text:name="magicdomid766">
        <text:p text:style-name="Standard">VGC - kabinet De Lille</text:p>
      </text:section>
      <text:section text:style-name="Sect1" text:name="magicdomid768">
        <text:p text:style-name="Standard">Zahava</text:p>
      </text:section>
      <text:section text:style-name="Sect1" text:name="magicdomid770">
        <text:p text:style-name="Standard">Seewald</text:p>
      </text:section>
      <text:section text:style-name="Sect1" text:name="magicdomid772">
        <text:p text:style-name="Standard">Joods museum van België</text:p>
      </text:section>
      <text:section text:style-name="Sect1" text:name="magicdomid774">
        <text:p text:style-name="Standard">Dirk Segers</text:p>
      </text:section>
      <text:section text:style-name="Sect1" text:name="magicdomid778">
        <text:p text:style-name="Standard">Recyclart</text:p>
      </text:section>
      <text:section text:style-name="Sect1" text:name="magicdomid780">
        <text:p text:style-name="Standard">Benedicte Serroen</text:p>
      </text:section>
      <text:section text:style-name="Sect1" text:name="magicdomid784">
        <text:p text:style-name="Standard">Citizenne</text:p>
      </text:section>
      <text:section text:style-name="Sect1" text:name="magicdomid786">
        <text:p text:style-name="Standard">Eric Schrijver</text:p>
      </text:section>
      <text:section text:style-name="Sect1" text:name="magicdomid790">
        <text:p text:style-name="Standard">Constant vzw</text:p>
      </text:section>
      <text:section text:style-name="Sect1" text:name="magicdomid792">
        <text:p text:style-name="Standard">Joris Sleebus</text:p>
      </text:section>
      <text:section text:style-name="Sect1" text:name="magicdomid796">
        <text:p text:style-name="Standard">Bruksel Binnenste Buiten</text:p>
      </text:section>
      <text:section text:style-name="Sect1" text:name="magicdomid798">
        <text:p text:style-name="Standard">Raf Stevens</text:p>
      </text:section>
      <text:section text:style-name="Sect1" text:name="magicdomid802">
        <text:p text:style-name="Standard">HUB</text:p>
      </text:section>
      <text:section text:style-name="Sect1" text:name="magicdomid804">
        <text:p text:style-name="Standard">Dirk Sturtewagen</text:p>
      </text:section>
      <text:section text:style-name="Sect1" text:name="magicdomid808">
        <text:p text:style-name="Standard">Waerbeke vzw</text:p>
      </text:section>
      <text:section text:style-name="Sect1" text:name="magicdomid810">
        <text:p text:style-name="Standard"><text:soft-page-break/>Erik Thys</text:p>
      </text:section>
      <text:section text:style-name="Sect1" text:name="magicdomid814">
        <text:p text:style-name="Standard"><text:span text:style-name="T7">’</text:span>t Misverstand</text:p>
      </text:section>
      <text:section text:style-name="Sect1" text:name="magicdomid816">
        <text:p text:style-name="Standard">Marc Tielens</text:p>
      </text:section>
      <text:section text:style-name="Sect1" text:name="magicdomid820">
        <text:p text:style-name="Standard">Straatverplegers</text:p>
      </text:section>
      <text:section text:style-name="Sect1" text:name="magicdomid822">
        <text:p text:style-name="Standard">Dieter Van Dam</text:p>
      </text:section>
      <text:section text:style-name="Sect1" text:name="magicdomid826">
        <text:p text:style-name="Standard">Rits-Radio</text:p>
      </text:section>
      <text:section text:style-name="Sect1" text:name="magicdomid828">
        <text:p text:style-name="Standard">Dorian Van der Bempt</text:p>
      </text:section>
      <text:section text:style-name="Sect1" text:name="magicdomid832">
        <text:p text:style-name="Standard">deBuren</text:p>
      </text:section>
      <text:section text:style-name="Sect1" text:name="magicdomid834">
        <text:p text:style-name="Standard">Pieter Van der Geynst</text:p>
      </text:section>
      <text:section text:style-name="Sect1" text:name="magicdomid838">
        <text:p text:style-name="Standard">museumraad</text:p>
      </text:section>
      <text:section text:style-name="Sect1" text:name="magicdomid840">
        <text:p text:style-name="Standard">Andy Vandevyvere</text:p>
      </text:section>
      <text:section text:style-name="Sect1" text:name="magicdomid844">
        <text:p text:style-name="Standard">Trage Wegen vzw</text:p>
      </text:section>
      <text:section text:style-name="Sect1" text:name="magicdomid846">
        <text:p text:style-name="Standard">Carla Van Parys</text:p>
      </text:section>
      <text:section text:style-name="Sect1" text:name="magicdomid850">
        <text:p text:style-name="Standard">Linda Van Santvoort</text:p>
      </text:section>
      <text:section text:style-name="Sect1" text:name="magicdomid854">
        <text:p text:style-name="Standard">Epitaaf</text:p>
      </text:section>
      <text:section text:style-name="Sect1" text:name="magicdomid856">
        <text:p text:style-name="Standard">Alexandre Vanautgaerden</text:p>
      </text:section>
      <text:section text:style-name="Sect1" text:name="magicdomid860">
        <text:p text:style-name="Standard">Erasmushuis</text:p>
      </text:section>
      <text:section text:style-name="Sect1" text:name="magicdomid862">
        <text:p text:style-name="Standard">Francisca Vandepitte</text:p>
      </text:section>
      <text:section text:style-name="Sect1" text:name="magicdomid866">
        <text:p text:style-name="Standard">Constantin Meunier museum</text:p>
      </text:section>
      <text:section text:style-name="Sect1" text:name="magicdomid868">
        <text:p text:style-name="Standard">Guy Vandromme</text:p>
      </text:section>
      <text:section text:style-name="Sect1" text:name="magicdomid872">
        <text:p text:style-name="Standard">BiancoNero</text:p>
      </text:section>
      <text:section text:style-name="Sect1" text:name="magicdomid874">
        <text:p text:style-name="Standard">Brita Velghe</text:p>
      </text:section>
      <text:section text:style-name="Sect1" text:name="magicdomid878">
        <text:p text:style-name="Standard">Wiertzmuseum</text:p>
      </text:section>
      <text:section text:style-name="Sect1" text:name="magicdomid880">
        <text:p text:style-name="Standard">Peggy Voesterzoons</text:p>
      </text:section>
      <text:section text:style-name="Sect1" text:name="magicdomid884">
        <text:p text:style-name="Standard">VGC - Erfgoed - <text:span text:style-name="T2">Bessst</text:span>/zakelijk beheer</text:p>
      </text:section>
      <text:section text:style-name="Sect1" text:name="magicdomid886">
        <text:p text:style-name="Standard">Linda Wullus</text:p>
      </text:section>
      <text:section text:style-name="Sect1" text:name="magicdomid890">
        <text:p text:style-name="Standard">Hallepoort</text:p>
      </text:section>
      <text:section text:style-name="Sect1" text:name="magicdomid892">
        <text:p text:style-name="Standard"/>
      </text:section>
      <text:section text:style-name="Sect1" text:name="magicdomid893">
        <text:p text:style-name="P1"/>
        <text:h text:style-name="P12" text:outline-level="1">glossarium</text:h>
      </text:section>
      <text:section text:style-name="Sect1" text:name="magicdomid894">
        <text:p text:style-name="Standard"> </text:p>
      </text:section>
      <text:section text:style-name="Sect1" text:name="magicdomid895">
        <text:p text:style-name="Standard"><text:span text:style-name="T3">bessst</text:span><text:span text:style-name="T1">-praktijkgemeenschap </text:span>(of <text:span text:style-name="T2">bessst</text:span>-community; Eng. ‘community of practice’) </text:p>
      </text:section>
      <text:section text:style-name="Sect1" text:name="magicdomid896">
        <text:p text:style-name="Standard">verbindt mensen die stilte en leefkwaliteit in Brussel wensen te koesteren en te bevorderen. De <text:span text:style-name="T2">bessst</text:span>-praktijkgemeenschap verenigt <text:span text:style-name="T5">stiltevrienden</text:span> en <text:span text:style-name="T5">stiltebemiddelaars</text:span>. Zij zijn als de levende ‘dragers’ van een stiltepraktijk in de stad. </text:p>
      </text:section>
      <text:section text:style-name="Sect1" text:name="magicdomid897">
        <text:p text:style-name="Standard">De <text:span text:style-name="T2">bessst</text:span>-webstek is een belangrijk instrument binnen de <text:span text:style-name="T2">besss</text:span>t-community. De portaalsite wil al wie geïnteresseerd is en de leden van de praktijkgemeenschap informeren en inspireren bij de ontwikkeling van hun eigen stiltepraktijk. Tegelijk is de webstek bedoeld als platform waar mensen elkaar kunnen vinden om ideeën uit te wisselen of samen projecten op te zetten. De <text:span text:style-name="T2">bessst</text:span>-praktijk­gemeen­schap maakt het verbindend vermogen van stilte zichtbaar. </text:p>
      </text:section>
      <text:section text:style-name="Sect1" text:name="magicdomid898">
        <text:p text:style-name="Standard">De <text:span text:style-name="T2">bessst-</text:span>community ontwikkelt zich in eerste instantie rond de notie van ‘stilte als cultureel erfgoed’ in Brussel.</text:p>
      </text:section>
      <text:section text:style-name="Sect1" text:name="magicdomid899">
        <text:p text:style-name="Standard"> </text:p>
      </text:section>
      <text:section text:style-name="Sect1" text:name="magicdomid900">
        <text:p text:style-name="Standard"><text:span text:style-name="T3">bessst</text:span><text:span text:style-name="T1">-vrienden </text:span>(of stiltevrienden) zijn individuen die – los van formele kaders of structuren – waarde hechten aan leefkwaliteit &amp; stilte in Brussel. Zij koesteren stilte en rust in hun eigen leef- en werkomgeving en trachten die te vrijwaren. Zij dragen <text:span text:style-name="T2">bessst</text:span> een warm hart toe en zijn actieve volgers van de <text:span text:style-name="T2">bessst</text:span>-initiatieven en projecten. De <text:span text:style-name="T2">bessst</text:span>-vrienden getuigen van het belang van rust, vertraging en aandacht in het dagelijkse leven. </text:p>
      </text:section>
      <text:section text:style-name="Sect1" text:name="magicdomid901">
        <text:p text:style-name="Standard"> </text:p>
      </text:section>
      <text:section text:style-name="Sect1" text:name="magicdomid902">
        <text:p text:style-name="Standard"><text:span text:style-name="T3">bessst</text:span><text:span text:style-name="T1">-bemiddelaars </text:span>(of stiltebemiddelaars) hebben binnen hun professionele opdracht meer dan gewone aandacht voor het vrijwaren van stilte en rust in Brussel. Soms zijn ze als beleidsverantwoordelijken of ambtenaren bin­nen een welbe­paald beleidsdomein met stilte, rust en ruimte aan de slag. Of ze zijn actief binnen so­ciaal-cul­turele organisaties, vormings­in­stellingen, bedrijven of burgerinitiatieven, professioneel of vrijwillig. </text:p>
      </text:section>
      <text:section text:style-name="Sect1" text:name="magicdomid903">
        <text:p text:style-name="Standard"><text:span text:style-name="T2">bessst</text:span>-bemiddelaars vertalen hun engagement en interesse in stiltepraktijken in concrete projecten, die zij samen met andere partners opzetten. Deze <text:span text:style-name="T2">bessst</text:span>-projecten kunnen alle vormen aannemen, maar hebben liefst een link met de notie van ‘stilte als cultureel erfgoed’ in de stad. </text:p>
      </text:section>
      <text:section text:style-name="Sect1" text:name="magicdomid904">
        <text:p text:style-name="Standard"><text:span text:style-name="T2">bessst</text:span>-bemiddelaars vormen een noodzakelijke schakel naar het brede pu­bliek. </text:p>
      </text:section>
      <text:section text:style-name="Sect1" text:name="magicdomid905">
        <text:p text:style-name="Standard"> </text:p>
      </text:section>
      <text:section text:style-name="Sect1" text:name="magicdomid906">
        <text:p text:style-name="Standard"> </text:p>
      </text:section>
      <text:section text:style-name="Sect1" text:name="magicdomid907">
        <text:p text:style-name="Standard"><text:span text:style-name="T3">bessst</text:span><text:span text:style-name="T1">-project</text:span> is een initiatief van een <text:span text:style-name="T2">bessst</text:span>-bemiddelaar dat in samenwerking met één of meerdere partners tot stand komt en actief bijdraagt tot de beleving van stilte-en rustkwaliteit in Brussel. <text:span text:style-name="T2">bessst</text:span>-projecten worden betoelaagd door de Vlaamse Gemeenschapscommissie (zie <text:span text:style-name="T2">bessst</text:span>-project<text:span text:style-name="T5">reglement</text:span> – link).</text:p>
      </text:section>
      <text:section text:style-name="Sect1" text:name="magicdomid908">
        <text:p text:style-name="Standard"> </text:p>
      </text:section>
      <text:section text:style-name="Sect1" text:name="magicdomid909">
        <text:p text:style-name="Standard"><text:span text:style-name="T3">bessst</text:span><text:span text:style-name="T1">-label</text:span> is een label dat kan toegekend worden aan projecten of praktijken die stilte en rust in de stad helpen koesteren. Ook stille plekken, zoals parken of pleinen of gebouwen kunnen voor een stiltelabel in aanmerking komen. Het <text:span text:style-name="T2">bessst</text:span>-label wordt toegekend door de Vlaamse Gemeenschapscommissie     ? Een aanvraag voor een <text:span text:style-name="T2">bessst</text:span>-label gebeurt met <text:span text:style-name="T5">dit formulier.</text:span></text:p>
      </text:section>
      <text:section text:style-name="Sect1" text:name="magicdomid910">
        <text:p text:style-name="Standard"> </text:p>
      </text:section>
      <text:section text:style-name="Sect1" text:name="magicdomid911">
        <text:p text:style-name="Standard"><text:span text:style-name="T3">bessst</text:span><text:span text:style-name="T1">-atlas </text:span>is de verzameling van alle ‘dragers’ van stilte als leefkwaliteit in het leven van alledag in Brussel (‘atlas’ is Oud-Grieks voor ‘drager’, afgeleid van τλάω / tláô, wat ‘dragen, ondersteunen’ betekent); deze ‘dragers’ kunnen <text:span text:style-name="T2">personen, plekken of praktijken</text:span> zijn, met aandacht voor geschiedenis, erfgoed, mythische aspecten, buurtleven, verhalen, interculturele dialoog en tradities…</text:p>
      </text:section>
      <text:section text:style-name="Sect1" text:name="magicdomid912">
        <text:p text:style-name="Standard">Deze atlas wordt niet in de vorm van een geokaart uitgebracht. </text:p>
      </text:section>
      <text:section text:style-name="Sect1" text:name="magicdomid913">
        <text:p text:style-name="Standard"> </text:p>
      </text:section>
      <text:section text:style-name="Sect1" text:name="magicdomid914">
        <text:p text:style-name="Standard"><text:soft-page-break/> </text:p>
      </text:section>
      <text:section text:style-name="Sect1" text:name="magicdomid915">
        <text:p text:style-name="Standard"> [DS1]Invullen van digitaal formulier volstaat? – Inderdaad! - Joris</text:p>
      </text:section>
      <text:section text:style-name="Sect1" text:name="magicdomid916">
        <text:p text:style-name="Standard"><text:line-break/></text:p>
      </text:section>
      <text:section text:style-name="Sect1" text:name="magicdomid917">
        <text:p text:style-name="P1"/>
        <text:p text:style-name="P8">People Class</text:p>
      </text:section>
      <text:section text:style-name="Sect1" text:name="magicdomid918">
        <text:p text:style-name="Standard">    - name</text:p>
      </text:section>
      <text:section text:style-name="Sect1" text:name="magicdomid919">
        <text:p text:style-name="Standard">    - firstname (optional)</text:p>
      </text:section>
      <text:section text:style-name="Sect1" text:name="magicdomid920">
        <text:p text:style-name="Standard">    - prefix (optional)</text:p>
      </text:section>
      <text:section text:style-name="Sect1" text:name="magicdomid921">
        <text:p text:style-name="Standard">    - slug</text:p>
      </text:section>
      <text:section text:style-name="Sect1" text:name="magicdomid922">
        <text:p text:style-name="Standard">    - country (multiple ChoiceList)</text:p>
      </text:section>
      <text:section text:style-name="Sect1" text:name="magicdomid923">
        <text:p text:style-name="Standard">    - city (optional)</text:p>
      </text:section>
      <text:section text:style-name="Sect1" text:name="magicdomid924">
        <text:p text:style-name="Standard">    - link (optional)</text:p>
      </text:section>
      <text:section text:style-name="Sect1" text:name="magicdomid925">
        <text:p text:style-name="Standard">    - short bio (optional)</text:p>
      </text:section>
      <text:section text:style-name="Sect1" text:name="magicdomid926">
        <text:p text:style-name="Standard">    </text:p>
      </text:section>
      <text:section text:style-name="Sect1" text:name="magicdomid927">
        <text:p text:style-name="P1">Axis Class</text:p>
      </text:section>
      <text:section text:style-name="Sect1" text:name="magicdomid928">
        <text:p text:style-name="Standard">    - name</text:p>
      </text:section>
      <text:section text:style-name="Sect1" text:name="magicdomid929">
        <text:p text:style-name="Standard">    - description</text:p>
      </text:section>
      <text:section text:style-name="Sect1" text:name="magicdomid930">
        <text:p text:style-name="Standard">    - color</text:p>
      </text:section>
      <text:section text:style-name="Sect1" text:name="magicdomid931">
        <text:p text:style-name="Standard">    - pictogram</text:p>
      </text:section>
      <text:section text:style-name="Sect1" text:name="magicdomid932">
        <text:p text:style-name="Standard">    </text:p>
      </text:section>
      <text:section text:style-name="Sect1" text:name="magicdomid933">
        <text:p text:style-name="Standard">    <text:span text:style-name="T1">Project Class</text:span></text:p>
      </text:section>
      <text:section text:style-name="Sect1" text:name="magicdomid934">
        <text:p text:style-name="Standard">        - title</text:p>
      </text:section>
      <text:section text:style-name="Sect1" text:name="magicdomid935">
        <text:p text:style-name="Standard">        - slug</text:p>
      </text:section>
      <text:section text:style-name="Sect1" text:name="magicdomid936">
        <text:p text:style-name="Standard">        - date</text:p>
      </text:section>
      <text:section text:style-name="Sect1" text:name="magicdomid937">
        <text:p text:style-name="Standard">        - authors</text:p>
      </text:section>
      <text:section text:style-name="Sect1" text:name="magicdomid938">
        <text:p text:style-name="Standard">        - producers</text:p>
      </text:section>
      <text:section text:style-name="Sect1" text:name="magicdomid939">
        <text:p text:style-name="Standard">        - location (optional)</text:p>
      </text:section>
      <text:section text:style-name="Sect1" text:name="magicdomid940">
        <text:p text:style-name="Standard">        - axis</text:p>
      </text:section>
      <text:section text:style-name="Sect1" text:name="magicdomid941">
        <text:p text:style-name="Standard">        - summary</text:p>
      </text:section>
      <text:section text:style-name="Sect1" text:name="magicdomid942">
        <text:p text:style-name="Standard">        - description</text:p>
      </text:section>
      <text:section text:style-name="Sect1" text:name="magicdomid943">
        <text:p text:style-name="Standard">        - images/media (inline)</text:p>
      </text:section>
      <text:section text:style-name="Sect1" text:name="magicdomid944">
        <text:p text:style-name="Standard">        - source (inline)</text:p>
      </text:section>
      <text:section text:style-name="Sect1" text:name="magicdomid945">
        <text:p text:style-name="Standard"><text:line-break/></text:p>
      </text:section>
      <text:section text:style-name="Sect1" text:name="magicdomid946">
        <text:p text:style-name="P1">Event Class</text:p>
      </text:section>
      <text:section text:style-name="Sect1" text:name="magicdomid947">
        <text:p text:style-name="Standard">    - title</text:p>
      </text:section>
      <text:section text:style-name="Sect1" text:name="magicdomid948">
        <text:p text:style-name="Standard">    - slug</text:p>
      </text:section>
      <text:section text:style-name="Sect1" text:name="magicdomid949">
        <text:p text:style-name="Standard">    - project (ForeignKey or ManyToMany?, <text:span text:style-name="T2">optional</text:span>)</text:p>
      </text:section>
      <text:section text:style-name="Sect1" text:name="magicdomid950">
        <text:p text:style-name="Standard">    - axis (to fill if there's no project)</text:p>
      </text:section>
      <text:section text:style-name="Sect1" text:name="magicdomid951">
        <text:p text:style-name="Standard">    - location</text:p>
      </text:section>
      <text:section text:style-name="Sect1" text:name="magicdomid952">
        <text:p text:style-name="Standard">    - start date</text:p>
      </text:section>
      <text:section text:style-name="Sect1" text:name="magicdomid953">
        <text:p text:style-name="Standard">    - end date</text:p>
      </text:section>
      <text:section text:style-name="Sect1" text:name="magicdomid954">
        <text:p text:style-name="Standard">    - summary</text:p>
      </text:section>
      <text:section text:style-name="Sect1" text:name="magicdomid955">
        <text:p text:style-name="Standard">    - description</text:p>
      </text:section>
      <text:section text:style-name="Sect1" text:name="magicdomid956">
        <text:p text:style-name="Standard">    - source (inline)</text:p>
      </text:section>
      <text:section text:style-name="Sect1" text:name="magicdomid957">
        <text:p text:style-name="Standard">    - images/media (inline)</text:p>
      </text:section>
      <text:section text:style-name="Sect1" text:name="magicdomid958">
        <text:p text:style-name="Standard"><text:line-break/></text:p>
      </text:section>
      <text:section text:style-name="Sect1" text:name="magicdomid959">
        <text:p text:style-name="P1">Source Class</text:p>
      </text:section>
      <text:section text:style-name="Sect1" text:name="magicdomid960">
        <text:p text:style-name="Standard">    - title</text:p>
      </text:section>
      <text:section text:style-name="Sect1" text:name="magicdomid961">
        <text:p text:style-name="Standard">    - summary</text:p>
      </text:section>
      <text:section text:style-name="Sect1" text:name="magicdomid962">
        <text:p text:style-name="Standard">    - link</text:p>
      </text:section>
      <text:section text:style-name="Sect1" text:name="magicdomid963">
        <text:p text:style-name="Standard">    - preview image (URL field?)</text:p>
      </text:section>
      <text:section text:style-name="Sect1" text:name="magicdomid964">
        <text:p text:style-name="Standard"><text:soft-page-break/>    - axis</text:p>
      </text:section>
      <text:section text:style-name="Sect1" text:name="magicdomid965">
        <text:p text:style-name="Standard"><text:line-break/></text:p>
      </text:section>
      <text:section text:style-name="Sect1" text:name="magicdomid966">
        <text:p text:style-name="Standard"><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style:style style:name="Heading_20_1" style:display-name="Heading 1" style:family="paragraph" style:parent-style-name="Heading" style:next-style-name="Text_20_body" style:default-outline-level="1" style:class="text">
      <style:paragraph-properties fo:background-color="transparent" style:shadow="none">
        <style:background-image/>
      </style:paragraph-properties>
      <style:text-properties fo:color="#ff000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ff"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ff00ff"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1T11:07:49</meta:creation-date>
    <dc:date>2012-12-11T13:04:05</dc:date>
    <meta:editing-duration>PT1H11M33S</meta:editing-duration>
    <meta:editing-cycles>13</meta:editing-cycles>
    <meta:generator>LibreOffice/3.6$Linux_X86_64 LibreOffice_project/360m1$Build-3</meta:generator>
    <meta:document-statistic meta:table-count="0" meta:image-count="0" meta:object-count="0" meta:page-count="28" meta:paragraph-count="614" meta:word-count="7500" meta:character-count="53270" meta:non-whitespace-character-count="45602"/>
  </office:meta>
</office:document-meta>
</file>